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67.49pt"/>
    </style:style>
    <style:style style:name="co4" style:family="table-column">
      <style:table-column-properties fo:break-before="auto" style:column-width="68.29pt"/>
    </style:style>
    <style:style style:name="co5" style:family="table-column">
      <style:table-column-properties fo:break-before="auto" style:column-width="75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0000ee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15.98pt" svg:height="206.22pt" svg:x="71.29pt" svg:y="256.45pt">
            <draw:object draw:notify-on-update-of-ranges="Sheet1.K22:Sheet1.K32 Sheet1.H22:Sheet1.H32 Sheet1.K39:Sheet1.K49 Sheet1.H39:Sheet1.H49 Sheet1.K14:Sheet1.K64 Sheet1.H14:Sheet1.H64 Sheet1.H3:Sheet1.H3 Sheet1.H4:Sheet1.H84 Sheet1.K4:Sheet1.K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4" table:default-cell-style-name="ce5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Celsius</text:p>
          </table:table-cell>
          <table:table-cell table:style-name="ce4" office:value-type="string" calcext:value-type="string">
            <text:p>Kelvin</text:p>
          </table:table-cell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Vout</text:p>
          </table:table-cell>
          <table:table-cell table:style-name="ce5"/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Rx</text:p>
          </table:table-cell>
          <table:table-cell table:style-name="ce11" office:value-type="string" calcext:value-type="string">
            <text:p>Vo</text:p>
          </table:table-cell>
        </table:table-row>
        <table:table-row table:style-name="ro1">
          <table:table-cell/>
          <table:table-cell table:style-name="ce2" office:value-type="string" calcext:value-type="string">
            <text:p>Temp Max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[.C4]+273.15" office:value-type="float" office:value="333.15" calcext:value-type="float">
            <text:p>333.15</text:p>
          </table:table-cell>
          <table:table-cell table:style-name="ce9" table:formula="of:=[.C13]/(EXP(([.C10])/([.D8]*[.D4]/([.D4]-[.D8]))))" office:value-type="float" office:value="994.903849618327" calcext:value-type="float">
            <text:p>994.9</text:p>
          </table:table-cell>
          <table:table-cell table:style-name="ce9" table:formula="of:=([.C18]-[.C19])*[.C17]/([.C17]+[.E4])+[.C19]" office:value-type="float" office:value="3.38121885633443" calcext:value-type="float">
            <text:p>3.4</text:p>
          </table:table-cell>
          <table:table-cell/>
          <table:table-cell table:formula="of:=[.C4]" office:value-type="float" office:value="60" calcext:value-type="float">
            <text:p>60</text:p>
          </table:table-cell>
          <table:table-cell table:style-name="ce8" table:formula="of:=[.H4]+273.15" office:value-type="float" office:value="333.15" calcext:value-type="float">
            <text:p>333</text:p>
          </table:table-cell>
          <table:table-cell table:style-name="ce8" table:formula="of:=[.C$13]/(EXP(([.C$10])/([.D$8]*[.I4]/([.I4]-[.D$8]))))" office:value-type="float" office:value="994.903849618327" calcext:value-type="float">
            <text:p>995</text:p>
          </table:table-cell>
          <table:table-cell table:formula="of:=([.C$18]-[.C$19])*[.C$17]/([.C$17]+[.J4])+[.C$19]" office:value-type="float" office:value="3.38121885633443" calcext:value-type="float">
            <text:p>3.38121885633443</text:p>
          </table:table-cell>
        </table:table-row>
        <table:table-row table:style-name="ro1">
          <table:table-cell/>
          <table:table-cell table:style-name="ce2" office:value-type="string" calcext:value-type="string">
            <text:p>Temp Human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formula="of:=[.C5]+273.15" office:value-type="float" office:value="310.15" calcext:value-type="float">
            <text:p>310.15</text:p>
          </table:table-cell>
          <table:table-cell table:style-name="ce9" table:formula="of:=[.C13]/(EXP(([.C10])/([.D8]*[.D5]/([.D5]-[.D8]))))" office:value-type="float" office:value="2168.36798820143" calcext:value-type="float">
            <text:p>2168.4</text:p>
          </table:table-cell>
          <table:table-cell table:style-name="ce9" table:formula="of:=([.C18]-[.C19])*[.C17]/([.C17]+[.E5])+[.C19]" office:value-type="float" office:value="2.2729511606982" calcext:value-type="float">
            <text:p>2.3</text:p>
          </table:table-cell>
          <table:table-cell table:style-name="ce10"/>
          <table:table-cell table:formula="of:=[.H4]-1" office:value-type="float" office:value="59" calcext:value-type="float">
            <text:p>59</text:p>
          </table:table-cell>
          <table:table-cell table:style-name="ce8" table:formula="of:=[.H5]+273.15" office:value-type="float" office:value="332.15" calcext:value-type="float">
            <text:p>332</text:p>
          </table:table-cell>
          <table:table-cell table:style-name="ce8" table:formula="of:=[.C$13]/(EXP(([.C$10])/([.D$8]*[.I5]/([.I5]-[.D$8]))))" office:value-type="float" office:value="1026.87523600896" calcext:value-type="float">
            <text:p>1027</text:p>
          </table:table-cell>
          <table:table-cell table:formula="of:=([.C$18]-[.C$19])*[.C$17]/([.C$17]+[.J5])+[.C$19]" office:value-type="float" office:value="3.34246440655223" calcext:value-type="float">
            <text:p>3.34246440655223</text:p>
          </table:table-cell>
        </table:table-row>
        <table:table-row table:style-name="ro1">
          <table:table-cell/>
          <table:table-cell table:style-name="ce2" office:value-type="string" calcext:value-type="string">
            <text:p>Temp Min</text:p>
          </table:table-cell>
          <table:table-cell table:style-name="ce1" office:value-type="float" office:value="-20" calcext:value-type="float">
            <text:p>-20</text:p>
          </table:table-cell>
          <table:table-cell table:style-name="ce1" table:formula="of:=[.C6]+273.15" office:value-type="float" office:value="253.15" calcext:value-type="float">
            <text:p>253.15</text:p>
          </table:table-cell>
          <table:table-cell table:style-name="ce9" table:formula="of:=[.C13]/(EXP(([.C10])/([.D8]*[.D6]/([.D6]-[.D8]))))" office:value-type="float" office:value="27519.8517255623" calcext:value-type="float">
            <text:p>27519.9</text:p>
          </table:table-cell>
          <table:table-cell table:style-name="ce9" table:formula="of:=([.C18]-[.C19])*[.C17]/([.C17]+[.E6])+[.C19]" office:value-type="float" office:value="-0.861071601023948" calcext:value-type="float">
            <text:p>-0.9</text:p>
          </table:table-cell>
          <table:table-cell/>
          <table:table-cell table:formula="of:=[.H5]-1" office:value-type="float" office:value="58" calcext:value-type="float">
            <text:p>58</text:p>
          </table:table-cell>
          <table:table-cell table:style-name="ce8" table:formula="of:=[.H6]+273.15" office:value-type="float" office:value="331.15" calcext:value-type="float">
            <text:p>331</text:p>
          </table:table-cell>
          <table:table-cell table:style-name="ce8" table:formula="of:=[.C$13]/(EXP(([.C$10])/([.D$8]*[.I6]/([.I6]-[.D$8]))))" office:value-type="float" office:value="1060.07651373017" calcext:value-type="float">
            <text:p>1060</text:p>
          </table:table-cell>
          <table:table-cell table:formula="of:=([.C$18]-[.C$19])*[.C$17]/([.C$17]+[.J6])+[.C$19]" office:value-type="float" office:value="3.30286515144625" calcext:value-type="float">
            <text:p>3.30286515144625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3"/>
          <table:table-cell table:formula="of:=[.H6]-1" office:value-type="float" office:value="57" calcext:value-type="float">
            <text:p>57</text:p>
          </table:table-cell>
          <table:table-cell table:style-name="ce8" table:formula="of:=[.H7]+273.15" office:value-type="float" office:value="330.15" calcext:value-type="float">
            <text:p>330</text:p>
          </table:table-cell>
          <table:table-cell table:style-name="ce8" table:formula="of:=[.C$13]/(EXP(([.C$10])/([.D$8]*[.I7]/([.I7]-[.D$8]))))" office:value-type="float" office:value="1094.56223913271" calcext:value-type="float">
            <text:p>1095</text:p>
          </table:table-cell>
          <table:table-cell table:formula="of:=([.C$18]-[.C$19])*[.C$17]/([.C$17]+[.J7])+[.C$19]" office:value-type="float" office:value="3.26241387018954" calcext:value-type="float">
            <text:p>3.26241387018954</text:p>
          </table:table-cell>
        </table:table-row>
        <table:table-row table:style-name="ro1">
          <table:table-cell/>
          <table:table-cell table:style-name="ce2" office:value-type="string" calcext:value-type="string">
            <text:p>Beta Low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formula="of:=[.C8]+273.15" office:value-type="float" office:value="273.15" calcext:value-type="float">
            <text:p>273.15</text:p>
          </table:table-cell>
          <table:table-cell table:number-columns-repeated="3"/>
          <table:table-cell table:formula="of:=[.H7]-1" office:value-type="float" office:value="56" calcext:value-type="float">
            <text:p>56</text:p>
          </table:table-cell>
          <table:table-cell table:style-name="ce8" table:formula="of:=[.H8]+273.15" office:value-type="float" office:value="329.15" calcext:value-type="float">
            <text:p>329</text:p>
          </table:table-cell>
          <table:table-cell table:style-name="ce8" table:formula="of:=[.C$13]/(EXP(([.C$10])/([.D$8]*[.I8]/([.I8]-[.D$8]))))" office:value-type="float" office:value="1130.38969588346" calcext:value-type="float">
            <text:p>1130</text:p>
          </table:table-cell>
          <table:table-cell table:formula="of:=([.C$18]-[.C$19])*[.C$17]/([.C$17]+[.J8])+[.C$19]" office:value-type="float" office:value="3.22110416589375" calcext:value-type="float">
            <text:p>3.22110416589375</text:p>
          </table:table-cell>
        </table:table-row>
        <table:table-row table:style-name="ro1">
          <table:table-cell/>
          <table:table-cell table:style-name="ce2" office:value-type="string" calcext:value-type="string">
            <text:p>Beta High</text:p>
          </table:table-cell>
          <table:table-cell table:style-name="ce6" office:value-type="float" office:value="50" calcext:value-type="float">
            <text:p>50</text:p>
          </table:table-cell>
          <table:table-cell table:style-name="ce1" table:formula="of:=[.C9]+273.15" office:value-type="float" office:value="323.15" calcext:value-type="float">
            <text:p>323.15</text:p>
          </table:table-cell>
          <table:table-cell table:number-columns-repeated="3"/>
          <table:table-cell table:formula="of:=[.H8]-1" office:value-type="float" office:value="55" calcext:value-type="float">
            <text:p>55</text:p>
          </table:table-cell>
          <table:table-cell table:style-name="ce8" table:formula="of:=[.H9]+273.15" office:value-type="float" office:value="328.15" calcext:value-type="float">
            <text:p>328</text:p>
          </table:table-cell>
          <table:table-cell table:style-name="ce8" table:formula="of:=[.C$13]/(EXP(([.C$10])/([.D$8]*[.I9]/([.I9]-[.D$8]))))" office:value-type="float" office:value="1167.61904619964" calcext:value-type="float">
            <text:p>1168</text:p>
          </table:table-cell>
          <table:table-cell table:formula="of:=([.C$18]-[.C$19])*[.C$17]/([.C$17]+[.J9])+[.C$19]" office:value-type="float" office:value="3.17893053175808" calcext:value-type="float">
            <text:p>3.17893053175808</text:p>
          </table:table-cell>
        </table:table-row>
        <table:table-row table:style-name="ro1">
          <table:table-cell/>
          <table:table-cell table:style-name="ce2" office:value-type="string" calcext:value-type="string">
            <text:p>Beta</text:p>
          </table:table-cell>
          <table:table-cell table:style-name="ce7" office:value-type="float" office:value="3500" calcext:value-type="float">
            <text:p>3500</text:p>
          </table:table-cell>
          <table:table-cell table:style-name="ce1"/>
          <table:table-cell table:number-columns-repeated="3"/>
          <table:table-cell table:formula="of:=[.H9]-1" office:value-type="float" office:value="54" calcext:value-type="float">
            <text:p>54</text:p>
          </table:table-cell>
          <table:table-cell table:style-name="ce8" table:formula="of:=[.H10]+273.15" office:value-type="float" office:value="327.15" calcext:value-type="float">
            <text:p>327</text:p>
          </table:table-cell>
          <table:table-cell table:style-name="ce8" table:formula="of:=[.C$13]/(EXP(([.C$10])/([.D$8]*[.I10]/([.I10]-[.D$8]))))" office:value-type="float" office:value="1206.31349127692" calcext:value-type="float">
            <text:p>1206</text:p>
          </table:table-cell>
          <table:table-cell table:formula="of:=([.C$18]-[.C$19])*[.C$17]/([.C$17]+[.J10])+[.C$19]" office:value-type="float" office:value="3.13588841878743" calcext:value-type="float">
            <text:p>3.13588841878743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3"/>
          <table:table-cell table:formula="of:=[.H10]-1" office:value-type="float" office:value="53" calcext:value-type="float">
            <text:p>53</text:p>
          </table:table-cell>
          <table:table-cell table:style-name="ce8" table:formula="of:=[.H11]+273.15" office:value-type="float" office:value="326.15" calcext:value-type="float">
            <text:p>326</text:p>
          </table:table-cell>
          <table:table-cell table:style-name="ce8" table:formula="of:=[.C$13]/(EXP(([.C$10])/([.D$8]*[.I11]/([.I11]-[.D$8]))))" office:value-type="float" office:value="1246.53944151835" calcext:value-type="float">
            <text:p>1247</text:p>
          </table:table-cell>
          <table:table-cell table:formula="of:=([.C$18]-[.C$19])*[.C$17]/([.C$17]+[.J11])+[.C$19]" office:value-type="float" office:value="3.09197430485369" calcext:value-type="float">
            <text:p>3.09197430485369</text:p>
          </table:table-cell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Kelvin</text:p>
          </table:table-cell>
          <table:table-cell table:number-columns-repeated="3"/>
          <table:table-cell table:formula="of:=[.H11]-1" office:value-type="float" office:value="52" calcext:value-type="float">
            <text:p>52</text:p>
          </table:table-cell>
          <table:table-cell table:style-name="ce8" table:formula="of:=[.H12]+273.15" office:value-type="float" office:value="325.15" calcext:value-type="float">
            <text:p>325</text:p>
          </table:table-cell>
          <table:table-cell table:style-name="ce8" table:formula="of:=[.C$13]/(EXP(([.C$10])/([.D$8]*[.I12]/([.I12]-[.D$8]))))" office:value-type="float" office:value="1288.36669721467" calcext:value-type="float">
            <text:p>1288</text:p>
          </table:table-cell>
          <table:table-cell table:formula="of:=([.C$18]-[.C$19])*[.C$17]/([.C$17]+[.J12])+[.C$19]" office:value-type="float" office:value="3.04718576484269" calcext:value-type="float">
            <text:p>3.04718576484269</text:p>
          </table:table-cell>
        </table:table-row>
        <table:table-row table:style-name="ro1">
          <table:table-cell/>
          <table:table-cell table:style-name="ce2" office:value-type="string" calcext:value-type="string">
            <text:p>Nominal Resistance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" table:formula="of:=[.D8]" office:value-type="float" office:value="273.15" calcext:value-type="float">
            <text:p>273.15</text:p>
          </table:table-cell>
          <table:table-cell table:number-columns-repeated="3"/>
          <table:table-cell table:formula="of:=[.H12]-1" office:value-type="float" office:value="51" calcext:value-type="float">
            <text:p>51</text:p>
          </table:table-cell>
          <table:table-cell table:style-name="ce8" table:formula="of:=[.H13]+273.15" office:value-type="float" office:value="324.15" calcext:value-type="float">
            <text:p>324</text:p>
          </table:table-cell>
          <table:table-cell table:style-name="ce8" table:formula="of:=[.C$13]/(EXP(([.C$10])/([.D$8]*[.I13]/([.I13]-[.D$8]))))" office:value-type="float" office:value="1331.86864037296" calcext:value-type="float">
            <text:p>1332</text:p>
          </table:table-cell>
          <table:table-cell table:formula="of:=([.C$18]-[.C$19])*[.C$17]/([.C$17]+[.J13])+[.C$19]" office:value-type="float" office:value="3.0015215415953" calcext:value-type="float">
            <text:p>3.0015215415953</text:p>
          </table:table-cell>
        </table:table-row>
        <table:table-row table:style-name="ro1">
          <table:table-cell/>
          <table:table-cell table:style-name="ce2" office:value-type="string" calcext:value-type="string">
            <text:p>Upper Resistance</text:p>
          </table:table-cell>
          <table:table-cell table:style-name="ce1" table:formula="of:=[.C13]/(EXP(([.C10])/([.D8]*[.D9]/([.D9]-[.D8]))))" office:value-type="float" office:value="1377.12243844074" calcext:value-type="float">
            <text:p>1377.12243844074</text:p>
          </table:table-cell>
          <table:table-cell table:style-name="ce1" table:formula="of:=[.D9]" office:value-type="float" office:value="323.15" calcext:value-type="float">
            <text:p>323.15</text:p>
          </table:table-cell>
          <table:table-cell table:number-columns-repeated="3"/>
          <table:table-cell table:formula="of:=[.H13]-1" office:value-type="float" office:value="50" calcext:value-type="float">
            <text:p>50</text:p>
          </table:table-cell>
          <table:table-cell table:style-name="ce8" table:formula="of:=[.H14]+273.15" office:value-type="float" office:value="323.15" calcext:value-type="float">
            <text:p>323</text:p>
          </table:table-cell>
          <table:table-cell table:style-name="ce8" table:formula="of:=[.C$13]/(EXP(([.C$10])/([.D$8]*[.I14]/([.I14]-[.D$8]))))" office:value-type="float" office:value="1377.12243844074" calcext:value-type="float">
            <text:p>1377</text:p>
          </table:table-cell>
          <table:table-cell table:formula="of:=([.C$18]-[.C$19])*[.C$17]/([.C$17]+[.J14])+[.C$19]" office:value-type="float" office:value="2.95498161731717" calcext:value-type="float">
            <text:p>2.95498161731717</text:p>
          </table:table-cell>
        </table:table-row>
        <table:table-row table:style-name="ro1">
          <table:table-cell/>
          <table:table-cell table:style-name="ce3"/>
          <table:table-cell table:style-name="ce8"/>
          <table:table-cell table:style-name="ce5"/>
          <table:table-cell table:number-columns-repeated="3"/>
          <table:table-cell table:formula="of:=[.H14]-1" office:value-type="float" office:value="49" calcext:value-type="float">
            <text:p>49</text:p>
          </table:table-cell>
          <table:table-cell table:style-name="ce8" table:formula="of:=[.H15]+273.15" office:value-type="float" office:value="322.15" calcext:value-type="float">
            <text:p>322</text:p>
          </table:table-cell>
          <table:table-cell table:style-name="ce8" table:formula="of:=[.C$13]/(EXP(([.C$10])/([.D$8]*[.I15]/([.I15]-[.D$8]))))" office:value-type="float" office:value="1424.2092607265" calcext:value-type="float">
            <text:p>1424</text:p>
          </table:table-cell>
          <table:table-cell table:formula="of:=([.C$18]-[.C$19])*[.C$17]/([.C$17]+[.J15])+[.C$19]" office:value-type="float" office:value="2.90756728509671" calcext:value-type="float">
            <text:p>2.90756728509671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3"/>
          <table:table-cell table:formula="of:=[.H15]-1" office:value-type="float" office:value="48" calcext:value-type="float">
            <text:p>48</text:p>
          </table:table-cell>
          <table:table-cell table:style-name="ce8" table:formula="of:=[.H16]+273.15" office:value-type="float" office:value="321.15" calcext:value-type="float">
            <text:p>321</text:p>
          </table:table-cell>
          <table:table-cell table:style-name="ce8" table:formula="of:=[.C$13]/(EXP(([.C$10])/([.D$8]*[.I16]/([.I16]-[.D$8]))))" office:value-type="float" office:value="1473.21450837606" calcext:value-type="float">
            <text:p>1473</text:p>
          </table:table-cell>
          <table:table-cell table:formula="of:=([.C$18]-[.C$19])*[.C$17]/([.C$17]+[.J16])+[.C$19]" office:value-type="float" office:value="2.85928122013519" calcext:value-type="float">
            <text:p>2.85928122013519</text:p>
          </table:table-cell>
        </table:table-row>
        <table:table-row table:style-name="ro1">
          <table:table-cell/>
          <table:table-cell table:style-name="ce4" office:value-type="string" calcext:value-type="string">
            <text:p>Dividing Resistor</text:p>
          </table:table-cell>
          <table:table-cell table:style-name="ce6" office:value-type="float" office:value="3000" calcext:value-type="float">
            <text:p>3000</text:p>
          </table:table-cell>
          <table:table-cell table:style-name="ce5"/>
          <table:table-cell table:number-columns-repeated="3"/>
          <table:table-cell table:formula="of:=[.H16]-1" office:value-type="float" office:value="47" calcext:value-type="float">
            <text:p>47</text:p>
          </table:table-cell>
          <table:table-cell table:style-name="ce8" table:formula="of:=[.H17]+273.15" office:value-type="float" office:value="320.15" calcext:value-type="float">
            <text:p>320</text:p>
          </table:table-cell>
          <table:table-cell table:style-name="ce8" table:formula="of:=[.C$13]/(EXP(([.C$10])/([.D$8]*[.I17]/([.I17]-[.D$8]))))" office:value-type="float" office:value="1524.22805882656" calcext:value-type="float">
            <text:p>1524</text:p>
          </table:table-cell>
          <table:table-cell table:formula="of:=([.C$18]-[.C$19])*[.C$17]/([.C$17]+[.J17])+[.C$19]" office:value-type="float" office:value="2.8101275502583" calcext:value-type="float">
            <text:p>2.8101275502583</text:p>
          </table:table-cell>
        </table:table-row>
        <table:table-row table:style-name="ro1">
          <table:table-cell/>
          <table:table-cell table:style-name="ce4" office:value-type="string" calcext:value-type="string">
            <text:p>Vdd</text:p>
          </table:table-cell>
          <table:table-cell table:style-name="ce1" office:value-type="float" office:value="5" calcext:value-type="float">
            <text:p>5</text:p>
          </table:table-cell>
          <table:table-cell table:style-name="ce5"/>
          <table:table-cell table:number-columns-repeated="3"/>
          <table:table-cell table:formula="of:=[.H17]-1" office:value-type="float" office:value="46" calcext:value-type="float">
            <text:p>46</text:p>
          </table:table-cell>
          <table:table-cell table:style-name="ce8" table:formula="of:=[.H18]+273.15" office:value-type="float" office:value="319.15" calcext:value-type="float">
            <text:p>319</text:p>
          </table:table-cell>
          <table:table-cell table:style-name="ce8" table:formula="of:=[.C$13]/(EXP(([.C$10])/([.D$8]*[.I18]/([.I18]-[.D$8]))))" office:value-type="float" office:value="1577.34452572776" calcext:value-type="float">
            <text:p>1577</text:p>
          </table:table-cell>
          <table:table-cell table:formula="of:=([.C$18]-[.C$19])*[.C$17]/([.C$17]+[.J18])+[.C$19]" office:value-type="float" office:value="2.76011192524331" calcext:value-type="float">
            <text:p>2.76011192524331</text:p>
          </table:table-cell>
        </table:table-row>
        <table:table-row table:style-name="ro1">
          <table:table-cell/>
          <table:table-cell table:style-name="ce4" office:value-type="string" calcext:value-type="string">
            <text:p>Vee</text:p>
          </table:table-cell>
          <table:table-cell table:style-name="ce1" office:value-type="float" office:value="-1.5" calcext:value-type="float">
            <text:p>-1.5</text:p>
          </table:table-cell>
          <table:table-cell table:style-name="ce5"/>
          <table:table-cell table:number-columns-repeated="3"/>
          <table:table-cell table:formula="of:=[.H18]-1" office:value-type="float" office:value="45" calcext:value-type="float">
            <text:p>45</text:p>
          </table:table-cell>
          <table:table-cell table:style-name="ce8" table:formula="of:=[.H19]+273.15" office:value-type="float" office:value="318.15" calcext:value-type="float">
            <text:p>318</text:p>
          </table:table-cell>
          <table:table-cell table:style-name="ce8" table:formula="of:=[.C$13]/(EXP(([.C$10])/([.D$8]*[.I19]/([.I19]-[.D$8]))))" office:value-type="float" office:value="1632.66353539288" calcext:value-type="float">
            <text:p>1633</text:p>
          </table:table-cell>
          <table:table-cell table:formula="of:=([.C$18]-[.C$19])*[.C$17]/([.C$17]+[.J19])+[.C$19]" office:value-type="float" office:value="2.70924158446276" calcext:value-type="float">
            <text:p>2.70924158446276</text:p>
          </table:table-cell>
        </table:table-row>
        <table:table-row table:style-name="ro1">
          <table:table-cell table:number-columns-repeated="7"/>
          <table:table-cell table:formula="of:=[.H19]-1" office:value-type="float" office:value="44" calcext:value-type="float">
            <text:p>44</text:p>
          </table:table-cell>
          <table:table-cell table:style-name="ce8" table:formula="of:=[.H20]+273.15" office:value-type="float" office:value="317.15" calcext:value-type="float">
            <text:p>317</text:p>
          </table:table-cell>
          <table:table-cell table:style-name="ce8" table:formula="of:=[.C$13]/(EXP(([.C$10])/([.D$8]*[.I20]/([.I20]-[.D$8]))))" office:value-type="float" office:value="1690.29002092038" calcext:value-type="float">
            <text:p>1690</text:p>
          </table:table-cell>
          <table:table-cell table:formula="of:=([.C$18]-[.C$19])*[.C$17]/([.C$17]+[.J20])+[.C$19]" office:value-type="float" office:value="2.65752542231354" calcext:value-type="float">
            <text:p>2.65752542231354</text:p>
          </table:table-cell>
        </table:table-row>
        <table:table-row table:style-name="ro1">
          <table:table-cell table:number-columns-repeated="7"/>
          <table:table-cell table:formula="of:=[.H20]-1" office:value-type="float" office:value="43" calcext:value-type="float">
            <text:p>43</text:p>
          </table:table-cell>
          <table:table-cell table:style-name="ce8" table:formula="of:=[.H21]+273.15" office:value-type="float" office:value="316.15" calcext:value-type="float">
            <text:p>316</text:p>
          </table:table-cell>
          <table:table-cell table:style-name="ce8" table:formula="of:=[.C$13]/(EXP(([.C$10])/([.D$8]*[.I21]/([.I21]-[.D$8]))))" office:value-type="float" office:value="1750.33453521239" calcext:value-type="float">
            <text:p>1750</text:p>
          </table:table-cell>
          <table:table-cell table:formula="of:=([.C$18]-[.C$19])*[.C$17]/([.C$17]+[.J21])+[.C$19]" office:value-type="float" office:value="2.60497405087032" calcext:value-type="float">
            <text:p>2.60497405087032</text:p>
          </table:table-cell>
        </table:table-row>
        <table:table-row table:style-name="ro1">
          <table:table-cell table:number-columns-repeated="7"/>
          <table:table-cell table:formula="of:=[.H21]-1" office:value-type="float" office:value="42" calcext:value-type="float">
            <text:p>42</text:p>
          </table:table-cell>
          <table:table-cell table:style-name="ce8" table:formula="of:=[.H22]+273.15" office:value-type="float" office:value="315.15" calcext:value-type="float">
            <text:p>315</text:p>
          </table:table-cell>
          <table:table-cell table:style-name="ce8" table:formula="of:=[.C$13]/(EXP(([.C$10])/([.D$8]*[.I22]/([.I22]-[.D$8]))))" office:value-type="float" office:value="1812.91358420769" calcext:value-type="float">
            <text:p>1813</text:p>
          </table:table-cell>
          <table:table-cell table:formula="of:=([.C$18]-[.C$19])*[.C$17]/([.C$17]+[.J22])+[.C$19]" office:value-type="float" office:value="2.55159985917555" calcext:value-type="float">
            <text:p>2.55159985917555</text:p>
          </table:table-cell>
        </table:table-row>
        <table:table-row table:style-name="ro1">
          <table:table-cell table:number-columns-repeated="7"/>
          <table:table-cell table:formula="of:=[.H22]-1" office:value-type="float" office:value="41" calcext:value-type="float">
            <text:p>41</text:p>
          </table:table-cell>
          <table:table-cell table:style-name="ce8" table:formula="of:=[.H23]+273.15" office:value-type="float" office:value="314.15" calcext:value-type="float">
            <text:p>314</text:p>
          </table:table-cell>
          <table:table-cell table:style-name="ce8" table:formula="of:=[.C$13]/(EXP(([.C$10])/([.D$8]*[.I23]/([.I23]-[.D$8]))))" office:value-type="float" office:value="1878.14998174589" calcext:value-type="float">
            <text:p>1878</text:p>
          </table:table-cell>
          <table:table-cell table:formula="of:=([.C$18]-[.C$19])*[.C$17]/([.C$17]+[.J23])+[.C$19]" office:value-type="float" office:value="2.49741706855453" calcext:value-type="float">
            <text:p>2.49741706855453</text:p>
          </table:table-cell>
        </table:table-row>
        <table:table-row table:style-name="ro1">
          <table:table-cell table:number-columns-repeated="7"/>
          <table:table-cell table:formula="of:=[.H23]-1" office:value-type="float" office:value="40" calcext:value-type="float">
            <text:p>40</text:p>
          </table:table-cell>
          <table:table-cell table:style-name="ce8" table:formula="of:=[.H24]+273.15" office:value-type="float" office:value="313.15" calcext:value-type="float">
            <text:p>313</text:p>
          </table:table-cell>
          <table:table-cell table:style-name="ce8" table:formula="of:=[.C$13]/(EXP(([.C$10])/([.D$8]*[.I24]/([.I24]-[.D$8]))))" office:value-type="float" office:value="1946.17322758639" calcext:value-type="float">
            <text:p>1946</text:p>
          </table:table-cell>
          <table:table-cell table:formula="of:=([.C$18]-[.C$19])*[.C$17]/([.C$17]+[.J24])+[.C$19]" office:value-type="float" office:value="2.44244178332499" calcext:value-type="float">
            <text:p>2.44244178332499</text:p>
          </table:table-cell>
        </table:table-row>
        <table:table-row table:style-name="ro1">
          <table:table-cell table:number-columns-repeated="7"/>
          <table:table-cell table:formula="of:=[.H24]-1" office:value-type="float" office:value="39" calcext:value-type="float">
            <text:p>39</text:p>
          </table:table-cell>
          <table:table-cell table:style-name="ce8" table:formula="of:=[.H25]+273.15" office:value-type="float" office:value="312.15" calcext:value-type="float">
            <text:p>312</text:p>
          </table:table-cell>
          <table:table-cell table:style-name="ce8" table:formula="of:=[.C$13]/(EXP(([.C$10])/([.D$8]*[.I25]/([.I25]-[.D$8]))))" office:value-type="float" office:value="2017.11991022168" calcext:value-type="float">
            <text:p>2017</text:p>
          </table:table-cell>
          <table:table-cell table:formula="of:=([.C$18]-[.C$19])*[.C$17]/([.C$17]+[.J25])+[.C$19]" office:value-type="float" office:value="2.38669203625599" calcext:value-type="float">
            <text:p>2.38669203625599</text:p>
          </table:table-cell>
        </table:table-row>
        <table:table-row table:style-name="ro1">
          <table:table-cell table:number-columns-repeated="7"/>
          <table:table-cell table:formula="of:=[.H25]-1" office:value-type="float" office:value="38" calcext:value-type="float">
            <text:p>38</text:p>
          </table:table-cell>
          <table:table-cell table:style-name="ce8" table:formula="of:=[.H26]+273.15" office:value-type="float" office:value="311.15" calcext:value-type="float">
            <text:p>311</text:p>
          </table:table-cell>
          <table:table-cell table:style-name="ce8" table:formula="of:=[.C$13]/(EXP(([.C$10])/([.D$8]*[.I26]/([.I26]-[.D$8]))))" office:value-type="float" office:value="2091.13413624919" calcext:value-type="float">
            <text:p>2091</text:p>
          </table:table-cell>
          <table:table-cell table:formula="of:=([.C$18]-[.C$19])*[.C$17]/([.C$17]+[.J26])+[.C$19]" office:value-type="float" office:value="2.33018782812238" calcext:value-type="float">
            <text:p>2.33018782812238</text:p>
          </table:table-cell>
        </table:table-row>
        <table:table-row table:style-name="ro1">
          <table:table-cell table:number-columns-repeated="7"/>
          <table:table-cell table:formula="of:=[.H26]-1" office:value-type="float" office:value="37" calcext:value-type="float">
            <text:p>37</text:p>
          </table:table-cell>
          <table:table-cell table:style-name="ce8" table:formula="of:=[.H27]+273.15" office:value-type="float" office:value="310.15" calcext:value-type="float">
            <text:p>310</text:p>
          </table:table-cell>
          <table:table-cell table:style-name="ce8" table:formula="of:=[.C$13]/(EXP(([.C$10])/([.D$8]*[.I27]/([.I27]-[.D$8]))))" office:value-type="float" office:value="2168.36798820143" calcext:value-type="float">
            <text:p>2168</text:p>
          </table:table-cell>
          <table:table-cell table:formula="of:=([.C$18]-[.C$19])*[.C$17]/([.C$17]+[.J27])+[.C$19]" office:value-type="float" office:value="2.2729511606982" calcext:value-type="float">
            <text:p>2.2729511606982</text:p>
          </table:table-cell>
        </table:table-row>
        <table:table-row table:style-name="ro1">
          <table:table-cell table:number-columns-repeated="7"/>
          <table:table-cell table:formula="of:=[.H27]-1" office:value-type="float" office:value="36" calcext:value-type="float">
            <text:p>36</text:p>
          </table:table-cell>
          <table:table-cell table:style-name="ce8" table:formula="of:=[.H28]+273.15" office:value-type="float" office:value="309.15" calcext:value-type="float">
            <text:p>309</text:p>
          </table:table-cell>
          <table:table-cell table:style-name="ce8" table:formula="of:=[.C$13]/(EXP(([.C$10])/([.D$8]*[.I28]/([.I28]-[.D$8]))))" office:value-type="float" office:value="2248.98201288043" calcext:value-type="float">
            <text:p>2249</text:p>
          </table:table-cell>
          <table:table-cell table:formula="of:=([.C$18]-[.C$19])*[.C$17]/([.C$17]+[.J28])+[.C$19]" office:value-type="float" office:value="2.21500606253729" calcext:value-type="float">
            <text:p>2.21500606253729</text:p>
          </table:table-cell>
        </table:table-row>
        <table:table-row table:style-name="ro1">
          <table:table-cell table:number-columns-repeated="7"/>
          <table:table-cell table:formula="of:=[.H28]-1" office:value-type="float" office:value="35" calcext:value-type="float">
            <text:p>35</text:p>
          </table:table-cell>
          <table:table-cell table:style-name="ce8" table:formula="of:=[.H29]+273.15" office:value-type="float" office:value="308.15" calcext:value-type="float">
            <text:p>308</text:p>
          </table:table-cell>
          <table:table-cell table:style-name="ce8" table:formula="of:=[.C$13]/(EXP(([.C$10])/([.D$8]*[.I29]/([.I29]-[.D$8]))))" office:value-type="float" office:value="2333.14574240106" calcext:value-type="float">
            <text:p>2333</text:p>
          </table:table-cell>
          <table:table-cell table:formula="of:=([.C$18]-[.C$19])*[.C$17]/([.C$17]+[.J29])+[.C$19]" office:value-type="float" office:value="2.15637860690093" calcext:value-type="float">
            <text:p>2.15637860690093</text:p>
          </table:table-cell>
        </table:table-row>
        <table:table-row table:style-name="ro1">
          <table:table-cell table:number-columns-repeated="7"/>
          <table:table-cell table:formula="of:=[.H29]-1" office:value-type="float" office:value="34" calcext:value-type="float">
            <text:p>34</text:p>
          </table:table-cell>
          <table:table-cell table:style-name="ce8" table:formula="of:=[.H30]+273.15" office:value-type="float" office:value="307.15" calcext:value-type="float">
            <text:p>307</text:p>
          </table:table-cell>
          <table:table-cell table:style-name="ce8" table:formula="of:=[.C$13]/(EXP(([.C$10])/([.D$8]*[.I30]/([.I30]-[.D$8]))))" office:value-type="float" office:value="2421.03825031919" calcext:value-type="float">
            <text:p>2421</text:p>
          </table:table-cell>
          <table:table-cell table:formula="of:=([.C$18]-[.C$19])*[.C$17]/([.C$17]+[.J30])+[.C$19]" office:value-type="float" office:value="2.0970969212128" calcext:value-type="float">
            <text:p>2.0970969212128</text:p>
          </table:table-cell>
        </table:table-row>
        <table:table-row table:style-name="ro1">
          <table:table-cell table:number-columns-repeated="7"/>
          <table:table-cell table:formula="of:=[.H30]-1" office:value-type="float" office:value="33" calcext:value-type="float">
            <text:p>33</text:p>
          </table:table-cell>
          <table:table-cell table:style-name="ce8" table:formula="of:=[.H31]+273.15" office:value-type="float" office:value="306.15" calcext:value-type="float">
            <text:p>306</text:p>
          </table:table-cell>
          <table:table-cell table:style-name="ce8" table:formula="of:=[.C$13]/(EXP(([.C$10])/([.D$8]*[.I31]/([.I31]-[.D$8]))))" office:value-type="float" office:value="2512.84874540683" calcext:value-type="float">
            <text:p>2513</text:p>
          </table:table-cell>
          <table:table-cell table:formula="of:=([.C$18]-[.C$19])*[.C$17]/([.C$17]+[.J31])+[.C$19]" office:value-type="float" office:value="2.03719118745039" calcext:value-type="float">
            <text:p>2.03719118745039</text:p>
          </table:table-cell>
        </table:table-row>
        <table:table-row table:style-name="ro1">
          <table:table-cell table:number-columns-repeated="7"/>
          <table:table-cell table:formula="of:=[.H31]-1" office:value-type="float" office:value="32" calcext:value-type="float">
            <text:p>32</text:p>
          </table:table-cell>
          <table:table-cell table:style-name="ce8" table:formula="of:=[.H32]+273.15" office:value-type="float" office:value="305.15" calcext:value-type="float">
            <text:p>305</text:p>
          </table:table-cell>
          <table:table-cell table:style-name="ce8" table:formula="of:=[.C$13]/(EXP(([.C$10])/([.D$8]*[.I32]/([.I32]-[.D$8]))))" office:value-type="float" office:value="2608.77720583767" calcext:value-type="float">
            <text:p>2609</text:p>
          </table:table-cell>
          <table:table-cell table:formula="of:=([.C$18]-[.C$19])*[.C$17]/([.C$17]+[.J32])+[.C$19]" office:value-type="float" office:value="1.97669363291953" calcext:value-type="float">
            <text:p>1.97669363291953</text:p>
          </table:table-cell>
        </table:table-row>
        <table:table-row table:style-name="ro1">
          <table:table-cell table:number-columns-repeated="7"/>
          <table:table-cell table:formula="of:=[.H32]-1" office:value-type="float" office:value="31" calcext:value-type="float">
            <text:p>31</text:p>
          </table:table-cell>
          <table:table-cell table:style-name="ce8" table:formula="of:=[.H33]+273.15" office:value-type="float" office:value="304.15" calcext:value-type="float">
            <text:p>304</text:p>
          </table:table-cell>
          <table:table-cell table:style-name="ce8" table:formula="of:=[.C$13]/(EXP(([.C$10])/([.D$8]*[.I33]/([.I33]-[.D$8]))))" office:value-type="float" office:value="2709.0350567649" calcext:value-type="float">
            <text:p>2709</text:p>
          </table:table-cell>
          <table:table-cell table:formula="of:=([.C$18]-[.C$19])*[.C$17]/([.C$17]+[.J33])+[.C$19]" office:value-type="float" office:value="1.91563851090624" calcext:value-type="float">
            <text:p>1.91563851090624</text:p>
          </table:table-cell>
        </table:table-row>
        <table:table-row table:style-name="ro1">
          <table:table-cell table:number-columns-repeated="7"/>
          <table:table-cell table:formula="of:=[.H33]-1" office:value-type="float" office:value="30" calcext:value-type="float">
            <text:p>30</text:p>
          </table:table-cell>
          <table:table-cell table:style-name="ce8" table:formula="of:=[.H34]+273.15" office:value-type="float" office:value="303.15" calcext:value-type="float">
            <text:p>303</text:p>
          </table:table-cell>
          <table:table-cell table:style-name="ce8" table:formula="of:=[.C$13]/(EXP(([.C$10])/([.D$8]*[.I34]/([.I34]-[.D$8]))))" office:value-type="float" office:value="2813.84589451039" calcext:value-type="float">
            <text:p>2814</text:p>
          </table:table-cell>
          <table:table-cell table:formula="of:=([.C$18]-[.C$19])*[.C$17]/([.C$17]+[.J34])+[.C$19]" office:value-type="float" office:value="1.85406207075638" calcext:value-type="float">
            <text:p>1.85406207075638</text:p>
          </table:table-cell>
        </table:table-row>
        <table:table-row table:style-name="ro1">
          <table:table-cell table:number-columns-repeated="7"/>
          <table:table-cell table:formula="of:=[.H34]-1" office:value-type="float" office:value="29" calcext:value-type="float">
            <text:p>29</text:p>
          </table:table-cell>
          <table:table-cell table:style-name="ce8" table:formula="of:=[.H35]+273.15" office:value-type="float" office:value="302.15" calcext:value-type="float">
            <text:p>302</text:p>
          </table:table-cell>
          <table:table-cell table:style-name="ce8" table:formula="of:=[.C$13]/(EXP(([.C$10])/([.D$8]*[.I35]/([.I35]-[.D$8]))))" office:value-type="float" office:value="2923.44626084095" calcext:value-type="float">
            <text:p>2923</text:p>
          </table:table-cell>
          <table:table-cell table:formula="of:=([.C$18]-[.C$19])*[.C$17]/([.C$17]+[.J35])+[.C$19]" office:value-type="float" office:value="1.79200251699955" calcext:value-type="float">
            <text:p>1.79200251699955</text:p>
          </table:table-cell>
        </table:table-row>
        <table:table-row table:style-name="ro1">
          <table:table-cell table:number-columns-repeated="7"/>
          <table:table-cell table:formula="of:=[.H35]-1" office:value-type="float" office:value="28" calcext:value-type="float">
            <text:p>28</text:p>
          </table:table-cell>
          <table:table-cell table:style-name="ce8" table:formula="of:=[.H36]+273.15" office:value-type="float" office:value="301.15" calcext:value-type="float">
            <text:p>301</text:p>
          </table:table-cell>
          <table:table-cell table:style-name="ce8" table:formula="of:=[.C$13]/(EXP(([.C$10])/([.D$8]*[.I36]/([.I36]-[.D$8]))))" office:value-type="float" office:value="3038.08647108691" calcext:value-type="float">
            <text:p>3038</text:p>
          </table:table-cell>
          <table:table-cell table:formula="of:=([.C$18]-[.C$19])*[.C$17]/([.C$17]+[.J36])+[.C$19]" office:value-type="float" office:value="1.7294999572091" calcext:value-type="float">
            <text:p>1.7294999572091</text:p>
          </table:table-cell>
        </table:table-row>
        <table:table-row table:style-name="ro1">
          <table:table-cell table:number-columns-repeated="7"/>
          <table:table-cell table:formula="of:=[.H36]-1" office:value-type="float" office:value="27" calcext:value-type="float">
            <text:p>27</text:p>
          </table:table-cell>
          <table:table-cell table:style-name="ce8" table:formula="of:=[.H37]+273.15" office:value-type="float" office:value="300.15" calcext:value-type="float">
            <text:p>300</text:p>
          </table:table-cell>
          <table:table-cell table:style-name="ce8" table:formula="of:=[.C$13]/(EXP(([.C$10])/([.D$8]*[.I37]/([.I37]-[.D$8]))))" office:value-type="float" office:value="3158.03150016105" calcext:value-type="float">
            <text:p>3158</text:p>
          </table:table-cell>
          <table:table-cell table:formula="of:=([.C$18]-[.C$19])*[.C$17]/([.C$17]+[.J37])+[.C$19]" office:value-type="float" office:value="1.66659633837372" calcext:value-type="float">
            <text:p>1.66659633837372</text:p>
          </table:table-cell>
        </table:table-row>
        <table:table-row table:style-name="ro1">
          <table:table-cell table:number-columns-repeated="7"/>
          <table:table-cell table:formula="of:=[.H37]-1" office:value-type="float" office:value="26" calcext:value-type="float">
            <text:p>26</text:p>
          </table:table-cell>
          <table:table-cell table:style-name="ce8" table:formula="of:=[.H38]+273.15" office:value-type="float" office:value="299.15" calcext:value-type="float">
            <text:p>299</text:p>
          </table:table-cell>
          <table:table-cell table:style-name="ce8" table:formula="of:=[.C$13]/(EXP(([.C$10])/([.D$8]*[.I38]/([.I38]-[.D$8]))))" office:value-type="float" office:value="3283.56193086538" calcext:value-type="float">
            <text:p>3284</text:p>
          </table:table-cell>
          <table:table-cell table:formula="of:=([.C$18]-[.C$19])*[.C$17]/([.C$17]+[.J38])+[.C$19]" office:value-type="float" office:value="1.60333537164874" calcext:value-type="float">
            <text:p>1.60333537164874</text:p>
          </table:table-cell>
        </table:table-row>
        <table:table-row table:style-name="ro1">
          <table:table-cell table:number-columns-repeated="7"/>
          <table:table-cell table:formula="of:=[.H38]-1" office:value-type="float" office:value="25" calcext:value-type="float">
            <text:p>25</text:p>
          </table:table-cell>
          <table:table-cell table:style-name="ce8" table:formula="of:=[.H39]+273.15" office:value-type="float" office:value="298.15" calcext:value-type="float">
            <text:p>298</text:p>
          </table:table-cell>
          <table:table-cell table:style-name="ce8" table:formula="of:=[.C$13]/(EXP(([.C$10])/([.D$8]*[.I39]/([.I39]-[.D$8]))))" office:value-type="float" office:value="3414.97496923083" calcext:value-type="float">
            <text:p>3415</text:p>
          </table:table-cell>
          <table:table-cell table:formula="of:=([.C$18]-[.C$19])*[.C$17]/([.C$17]+[.J39])+[.C$19]" office:value-type="float" office:value="1.53976244545473" calcext:value-type="float">
            <text:p>1.53976244545473</text:p>
          </table:table-cell>
        </table:table-row>
        <table:table-row table:style-name="ro1">
          <table:table-cell table:number-columns-repeated="7"/>
          <table:table-cell table:formula="of:=[.H39]-1" office:value-type="float" office:value="24" calcext:value-type="float">
            <text:p>24</text:p>
          </table:table-cell>
          <table:table-cell table:style-name="ce8" table:formula="of:=[.H40]+273.15" office:value-type="float" office:value="297.15" calcext:value-type="float">
            <text:p>297</text:p>
          </table:table-cell>
          <table:table-cell table:style-name="ce8" table:formula="of:=[.C$13]/(EXP(([.C$10])/([.D$8]*[.I40]/([.I40]-[.D$8]))))" office:value-type="float" office:value="3552.58553202439" calcext:value-type="float">
            <text:p>3553</text:p>
          </table:table-cell>
          <table:table-cell table:formula="of:=([.C$18]-[.C$19])*[.C$17]/([.C$17]+[.J40])+[.C$19]" office:value-type="float" office:value="1.47592452699745" calcext:value-type="float">
            <text:p>1.47592452699745</text:p>
          </table:table-cell>
        </table:table-row>
        <table:table-row table:style-name="ro1">
          <table:table-cell table:number-columns-repeated="7"/>
          <table:table-cell table:formula="of:=[.H40]-1" office:value-type="float" office:value="23" calcext:value-type="float">
            <text:p>23</text:p>
          </table:table-cell>
          <table:table-cell table:style-name="ce8" table:formula="of:=[.H41]+273.15" office:value-type="float" office:value="296.15" calcext:value-type="float">
            <text:p>296</text:p>
          </table:table-cell>
          <table:table-cell table:style-name="ce8" table:formula="of:=[.C$13]/(EXP(([.C$10])/([.D$8]*[.I41]/([.I41]-[.D$8]))))" office:value-type="float" office:value="3696.72741198103" calcext:value-type="float">
            <text:p>3697</text:p>
          </table:table-cell>
          <table:table-cell table:formula="of:=([.C$18]-[.C$19])*[.C$17]/([.C$17]+[.J41])+[.C$19]" office:value-type="float" office:value="1.41187005239497" calcext:value-type="float">
            <text:p>1.41187005239497</text:p>
          </table:table-cell>
        </table:table-row>
        <table:table-row table:style-name="ro1">
          <table:table-cell table:number-columns-repeated="7"/>
          <table:table-cell table:formula="of:=[.H41]-1" office:value-type="float" office:value="22" calcext:value-type="float">
            <text:p>22</text:p>
          </table:table-cell>
          <table:table-cell table:style-name="ce8" table:formula="of:=[.H42]+273.15" office:value-type="float" office:value="295.15" calcext:value-type="float">
            <text:p>295</text:p>
          </table:table-cell>
          <table:table-cell table:style-name="ce8" table:formula="of:=[.C$13]/(EXP(([.C$10])/([.D$8]*[.I42]/([.I42]-[.D$8]))))" office:value-type="float" office:value="3847.75452677878" calcext:value-type="float">
            <text:p>3848</text:p>
          </table:table-cell>
          <table:table-cell table:formula="of:=([.C$18]-[.C$19])*[.C$17]/([.C$17]+[.J42])+[.C$19]" office:value-type="float" office:value="1.34764880571338" calcext:value-type="float">
            <text:p>1.34764880571338</text:p>
          </table:table-cell>
        </table:table-row>
        <table:table-row table:style-name="ro1">
          <table:table-cell table:number-columns-repeated="7"/>
          <table:table-cell table:formula="of:=[.H42]-1" office:value-type="float" office:value="21" calcext:value-type="float">
            <text:p>21</text:p>
          </table:table-cell>
          <table:table-cell table:style-name="ce8" table:formula="of:=[.H43]+273.15" office:value-type="float" office:value="294.15" calcext:value-type="float">
            <text:p>294</text:p>
          </table:table-cell>
          <table:table-cell table:style-name="ce8" table:formula="of:=[.C$13]/(EXP(([.C$10])/([.D$8]*[.I43]/([.I43]-[.D$8]))))" office:value-type="float" office:value="4006.04225827643" calcext:value-type="float">
            <text:p>4006</text:p>
          </table:table-cell>
          <table:table-cell table:formula="of:=([.C$18]-[.C$19])*[.C$17]/([.C$17]+[.J43])+[.C$19]" office:value-type="float" office:value="1.28331178733102" calcext:value-type="float">
            <text:p>1.28331178733102</text:p>
          </table:table-cell>
        </table:table-row>
        <table:table-row table:style-name="ro1">
          <table:table-cell table:number-columns-repeated="7"/>
          <table:table-cell table:formula="of:=[.H43]-1" office:value-type="float" office:value="20" calcext:value-type="float">
            <text:p>20</text:p>
          </table:table-cell>
          <table:table-cell table:style-name="ce8" table:formula="of:=[.H44]+273.15" office:value-type="float" office:value="293.15" calcext:value-type="float">
            <text:p>293</text:p>
          </table:table-cell>
          <table:table-cell table:style-name="ce8" table:formula="of:=[.C$13]/(EXP(([.C$10])/([.D$8]*[.I44]/([.I44]-[.D$8]))))" office:value-type="float" office:value="4171.98888907951" calcext:value-type="float">
            <text:p>4172</text:p>
          </table:table-cell>
          <table:table-cell table:formula="of:=([.C$18]-[.C$19])*[.C$17]/([.C$17]+[.J44])+[.C$19]" office:value-type="float" office:value="1.21891107217021" calcext:value-type="float">
            <text:p>1.21891107217021</text:p>
          </table:table-cell>
        </table:table-row>
        <table:table-row table:style-name="ro1">
          <table:table-cell table:number-columns-repeated="7"/>
          <table:table-cell table:formula="of:=[.H44]-1" office:value-type="float" office:value="19" calcext:value-type="float">
            <text:p>19</text:p>
          </table:table-cell>
          <table:table-cell table:style-name="ce8" table:formula="of:=[.H45]+273.15" office:value-type="float" office:value="292.15" calcext:value-type="float">
            <text:p>292</text:p>
          </table:table-cell>
          <table:table-cell table:style-name="ce8" table:formula="of:=[.C$13]/(EXP(([.C$10])/([.D$8]*[.I45]/([.I45]-[.D$8]))))" office:value-type="float" office:value="4346.01714409545" calcext:value-type="float">
            <text:p>4346</text:p>
          </table:table-cell>
          <table:table-cell table:formula="of:=([.C$18]-[.C$19])*[.C$17]/([.C$17]+[.J45])+[.C$19]" office:value-type="float" office:value="1.15449965845419" calcext:value-type="float">
            <text:p>1.15449965845419</text:p>
          </table:table-cell>
        </table:table-row>
        <table:table-row table:style-name="ro1">
          <table:table-cell table:number-columns-repeated="7"/>
          <table:table-cell table:formula="of:=[.H45]-1" office:value-type="float" office:value="18" calcext:value-type="float">
            <text:p>18</text:p>
          </table:table-cell>
          <table:table-cell table:style-name="ce8" table:formula="of:=[.H46]+273.15" office:value-type="float" office:value="291.15" calcext:value-type="float">
            <text:p>291</text:p>
          </table:table-cell>
          <table:table-cell table:style-name="ce8" table:formula="of:=[.C$13]/(EXP(([.C$10])/([.D$8]*[.I46]/([.I46]-[.D$8]))))" office:value-type="float" office:value="4528.57584538738" calcext:value-type="float">
            <text:p>4529</text:p>
          </table:table-cell>
          <table:table-cell table:formula="of:=([.C$18]-[.C$19])*[.C$17]/([.C$17]+[.J46])+[.C$19]" office:value-type="float" office:value="1.09013130776218" calcext:value-type="float">
            <text:p>1.09013130776218</text:p>
          </table:table-cell>
        </table:table-row>
        <table:table-row table:style-name="ro1">
          <table:table-cell table:number-columns-repeated="7"/>
          <table:table-cell table:formula="of:=[.H46]-1" office:value-type="float" office:value="17" calcext:value-type="float">
            <text:p>17</text:p>
          </table:table-cell>
          <table:table-cell table:style-name="ce8" table:formula="of:=[.H47]+273.15" office:value-type="float" office:value="290.15" calcext:value-type="float">
            <text:p>290</text:p>
          </table:table-cell>
          <table:table-cell table:style-name="ce8" table:formula="of:=[.C$13]/(EXP(([.C$10])/([.D$8]*[.I47]/([.I47]-[.D$8]))))" office:value-type="float" office:value="4720.14168934352" calcext:value-type="float">
            <text:p>4720</text:p>
          </table:table-cell>
          <table:table-cell table:formula="of:=([.C$18]-[.C$19])*[.C$17]/([.C$17]+[.J47])+[.C$19]" office:value-type="float" office:value="1.02586037726701" calcext:value-type="float">
            <text:p>1.02586037726701</text:p>
          </table:table-cell>
        </table:table-row>
        <table:table-row table:style-name="ro1">
          <table:table-cell table:number-columns-repeated="7"/>
          <table:table-cell table:formula="of:=[.H47]-1" office:value-type="float" office:value="16" calcext:value-type="float">
            <text:p>16</text:p>
          </table:table-cell>
          <table:table-cell table:style-name="ce8" table:formula="of:=[.H48]+273.15" office:value-type="float" office:value="289.15" calcext:value-type="float">
            <text:p>289</text:p>
          </table:table-cell>
          <table:table-cell table:style-name="ce8" table:formula="of:=[.C$13]/(EXP(([.C$10])/([.D$8]*[.I48]/([.I48]-[.D$8]))))" office:value-type="float" office:value="4921.22115595119" calcext:value-type="float">
            <text:p>4921</text:p>
          </table:table-cell>
          <table:table-cell table:formula="of:=([.C$18]-[.C$19])*[.C$17]/([.C$17]+[.J48])+[.C$19]" office:value-type="float" office:value="0.961741645143905" calcext:value-type="float">
            <text:p>0.961741645143905</text:p>
          </table:table-cell>
        </table:table-row>
        <table:table-row table:style-name="ro1">
          <table:table-cell table:number-columns-repeated="7"/>
          <table:table-cell table:formula="of:=[.H48]-1" office:value-type="float" office:value="15" calcext:value-type="float">
            <text:p>15</text:p>
          </table:table-cell>
          <table:table-cell table:style-name="ce8" table:formula="of:=[.H49]+273.15" office:value-type="float" office:value="288.15" calcext:value-type="float">
            <text:p>288</text:p>
          </table:table-cell>
          <table:table-cell table:style-name="ce8" table:formula="of:=[.C$13]/(EXP(([.C$10])/([.D$8]*[.I49]/([.I49]-[.D$8]))))" office:value-type="float" office:value="5132.35256080682" calcext:value-type="float">
            <text:p>5132</text:p>
          </table:table-cell>
          <table:table-cell table:formula="of:=([.C$18]-[.C$19])*[.C$17]/([.C$17]+[.J49])+[.C$19]" office:value-type="float" office:value="0.897830130235448" calcext:value-type="float">
            <text:p>0.897830130235448</text:p>
          </table:table-cell>
        </table:table-row>
        <table:table-row table:style-name="ro1">
          <table:table-cell table:number-columns-repeated="7"/>
          <table:table-cell table:formula="of:=[.H49]-1" office:value-type="float" office:value="14" calcext:value-type="float">
            <text:p>14</text:p>
          </table:table-cell>
          <table:table-cell table:style-name="ce8" table:formula="of:=[.H50]+273.15" office:value-type="float" office:value="287.15" calcext:value-type="float">
            <text:p>287</text:p>
          </table:table-cell>
          <table:table-cell table:style-name="ce8" table:formula="of:=[.C$13]/(EXP(([.C$10])/([.D$8]*[.I50]/([.I50]-[.D$8]))))" office:value-type="float" office:value="5354.1082614138" calcext:value-type="float">
            <text:p>5354</text:p>
          </table:table-cell>
          <table:table-cell table:formula="of:=([.C$18]-[.C$19])*[.C$17]/([.C$17]+[.J50])+[.C$19]" office:value-type="float" office:value="0.834180907143276" calcext:value-type="float">
            <text:p>0.834180907143276</text:p>
          </table:table-cell>
        </table:table-row>
        <table:table-row table:style-name="ro1">
          <table:table-cell table:number-columns-repeated="7"/>
          <table:table-cell table:formula="of:=[.H50]-1" office:value-type="float" office:value="13" calcext:value-type="float">
            <text:p>13</text:p>
          </table:table-cell>
          <table:table-cell table:style-name="ce8" table:formula="of:=[.H51]+273.15" office:value-type="float" office:value="286.15" calcext:value-type="float">
            <text:p>286</text:p>
          </table:table-cell>
          <table:table-cell table:style-name="ce8" table:formula="of:=[.C$13]/(EXP(([.C$10])/([.D$8]*[.I51]/([.I51]-[.D$8]))))" office:value-type="float" office:value="5587.09703032534" calcext:value-type="float">
            <text:p>5587</text:p>
          </table:table-cell>
          <table:table-cell table:formula="of:=([.C$18]-[.C$19])*[.C$17]/([.C$17]+[.J51])+[.C$19]" office:value-type="float" office:value="0.77084891799123" calcext:value-type="float">
            <text:p>0.77084891799123</text:p>
          </table:table-cell>
        </table:table-row>
        <table:table-row table:style-name="ro1">
          <table:table-cell table:number-columns-repeated="7"/>
          <table:table-cell table:formula="of:=[.H51]-1" office:value-type="float" office:value="12" calcext:value-type="float">
            <text:p>12</text:p>
          </table:table-cell>
          <table:table-cell table:style-name="ce8" table:formula="of:=[.H52]+273.15" office:value-type="float" office:value="285.15" calcext:value-type="float">
            <text:p>285</text:p>
          </table:table-cell>
          <table:table-cell table:style-name="ce8" table:formula="of:=[.C$13]/(EXP(([.C$10])/([.D$8]*[.I52]/([.I52]-[.D$8]))))" office:value-type="float" office:value="5831.96660878833" calcext:value-type="float">
            <text:p>5832</text:p>
          </table:table-cell>
          <table:table-cell table:formula="of:=([.C$18]-[.C$19])*[.C$17]/([.C$17]+[.J52])+[.C$19]" office:value-type="float" office:value="0.707888782165043" calcext:value-type="float">
            <text:p>0.707888782165043</text:p>
          </table:table-cell>
        </table:table-row>
        <table:table-row table:style-name="ro1">
          <table:table-cell table:number-columns-repeated="7"/>
          <table:table-cell table:formula="of:=[.H52]-1" office:value-type="float" office:value="11" calcext:value-type="float">
            <text:p>11</text:p>
          </table:table-cell>
          <table:table-cell table:style-name="ce8" table:formula="of:=[.H53]+273.15" office:value-type="float" office:value="284.15" calcext:value-type="float">
            <text:p>284</text:p>
          </table:table-cell>
          <table:table-cell table:style-name="ce8" table:formula="of:=[.C$13]/(EXP(([.C$10])/([.D$8]*[.I53]/([.I53]-[.D$8]))))" office:value-type="float" office:value="6089.40645574636" calcext:value-type="float">
            <text:p>6089</text:p>
          </table:table-cell>
          <table:table-cell table:formula="of:=([.C$18]-[.C$19])*[.C$17]/([.C$17]+[.J53])+[.C$19]" office:value-type="float" office:value="0.645354605379322" calcext:value-type="float">
            <text:p>0.645354605379322</text:p>
          </table:table-cell>
        </table:table-row>
        <table:table-row table:style-name="ro1">
          <table:table-cell table:number-columns-repeated="7"/>
          <table:table-cell table:formula="of:=[.H53]-1" office:value-type="float" office:value="10" calcext:value-type="float">
            <text:p>10</text:p>
          </table:table-cell>
          <table:table-cell table:style-name="ce8" table:formula="of:=[.H54]+273.15" office:value-type="float" office:value="283.15" calcext:value-type="float">
            <text:p>283</text:p>
          </table:table-cell>
          <table:table-cell table:style-name="ce8" table:formula="of:=[.C$13]/(EXP(([.C$10])/([.D$8]*[.I54]/([.I54]-[.D$8]))))" office:value-type="float" office:value="6360.15070837466" calcext:value-type="float">
            <text:p>6360</text:p>
          </table:table-cell>
          <table:table-cell table:formula="of:=([.C$18]-[.C$19])*[.C$17]/([.C$17]+[.J54])+[.C$19]" office:value-type="float" office:value="0.583299789452437" calcext:value-type="float">
            <text:p>0.583299789452437</text:p>
          </table:table-cell>
        </table:table-row>
        <table:table-row table:style-name="ro1">
          <table:table-cell table:number-columns-repeated="7"/>
          <table:table-cell table:formula="of:=[.H54]-1" office:value-type="float" office:value="9" calcext:value-type="float">
            <text:p>9</text:p>
          </table:table-cell>
          <table:table-cell table:style-name="ce8" table:formula="of:=[.H55]+273.15" office:value-type="float" office:value="282.15" calcext:value-type="float">
            <text:p>282</text:p>
          </table:table-cell>
          <table:table-cell table:style-name="ce8" table:formula="of:=[.C$13]/(EXP(([.C$10])/([.D$8]*[.I55]/([.I55]-[.D$8]))))" office:value-type="float" office:value="6644.98137175949" calcext:value-type="float">
            <text:p>6645</text:p>
          </table:table-cell>
          <table:table-cell table:formula="of:=([.C$18]-[.C$19])*[.C$17]/([.C$17]+[.J55])+[.C$19]" office:value-type="float" office:value="0.521776844183028" calcext:value-type="float">
            <text:p>0.521776844183028</text:p>
          </table:table-cell>
        </table:table-row>
        <table:table-row table:style-name="ro1">
          <table:table-cell table:number-columns-repeated="7"/>
          <table:table-cell table:formula="of:=[.H55]-1" office:value-type="float" office:value="8" calcext:value-type="float">
            <text:p>8</text:p>
          </table:table-cell>
          <table:table-cell table:style-name="ce8" table:formula="of:=[.H56]+273.15" office:value-type="float" office:value="281.15" calcext:value-type="float">
            <text:p>281</text:p>
          </table:table-cell>
          <table:table-cell table:style-name="ce8" table:formula="of:=[.C$13]/(EXP(([.C$10])/([.D$8]*[.I56]/([.I56]-[.D$8]))))" office:value-type="float" office:value="6944.73175691075" calcext:value-type="float">
            <text:p>6945</text:p>
          </table:table-cell>
          <table:table-cell table:formula="of:=([.C$18]-[.C$19])*[.C$17]/([.C$17]+[.J56])+[.C$19]" office:value-type="float" office:value="0.460837202717825" calcext:value-type="float">
            <text:p>0.460837202717825</text:p>
          </table:table-cell>
        </table:table-row>
        <table:table-row table:style-name="ro1">
          <table:table-cell table:number-columns-repeated="7"/>
          <table:table-cell table:formula="of:=[.H56]-1" office:value-type="float" office:value="7" calcext:value-type="float">
            <text:p>7</text:p>
          </table:table-cell>
          <table:table-cell table:style-name="ce8" table:formula="of:=[.H57]+273.15" office:value-type="float" office:value="280.15" calcext:value-type="float">
            <text:p>280</text:p>
          </table:table-cell>
          <table:table-cell table:style-name="ce8" table:formula="of:=[.C$13]/(EXP(([.C$10])/([.D$8]*[.I57]/([.I57]-[.D$8]))))" office:value-type="float" office:value="7260.29018802372" calcext:value-type="float">
            <text:p>7260</text:p>
          </table:table-cell>
          <table:table-cell table:formula="of:=([.C$18]-[.C$19])*[.C$17]/([.C$17]+[.J57])+[.C$19]" office:value-type="float" office:value="0.400531041779043" calcext:value-type="float">
            <text:p>0.400531041779043</text:p>
          </table:table-cell>
        </table:table-row>
        <table:table-row table:style-name="ro1">
          <table:table-cell table:number-columns-repeated="7"/>
          <table:table-cell table:formula="of:=[.H57]-1" office:value-type="float" office:value="6" calcext:value-type="float">
            <text:p>6</text:p>
          </table:table-cell>
          <table:table-cell table:style-name="ce8" table:formula="of:=[.H58]+273.15" office:value-type="float" office:value="279.15" calcext:value-type="float">
            <text:p>279</text:p>
          </table:table-cell>
          <table:table-cell table:style-name="ce8" table:formula="of:=[.C$13]/(EXP(([.C$10])/([.D$8]*[.I58]/([.I58]-[.D$8]))))" office:value-type="float" office:value="7592.60400179964" calcext:value-type="float">
            <text:p>7593</text:p>
          </table:table-cell>
          <table:table-cell table:formula="of:=([.C$18]-[.C$19])*[.C$17]/([.C$17]+[.J58])+[.C$19]" office:value-type="float" office:value="0.34090710808098" calcext:value-type="float">
            <text:p>0.34090710808098</text:p>
          </table:table-cell>
        </table:table-row>
        <table:table-row table:style-name="ro1">
          <table:table-cell table:number-columns-repeated="7"/>
          <table:table-cell table:formula="of:=[.H58]-1" office:value-type="float" office:value="5" calcext:value-type="float">
            <text:p>5</text:p>
          </table:table-cell>
          <table:table-cell table:style-name="ce8" table:formula="of:=[.H59]+273.15" office:value-type="float" office:value="278.15" calcext:value-type="float">
            <text:p>278</text:p>
          </table:table-cell>
          <table:table-cell table:style-name="ce8" table:formula="of:=[.C$13]/(EXP(([.C$10])/([.D$8]*[.I59]/([.I59]-[.D$8]))))" office:value-type="float" office:value="7942.68386371145" calcext:value-type="float">
            <text:p>7943</text:p>
          </table:table-cell>
          <table:table-cell table:formula="of:=([.C$18]-[.C$19])*[.C$17]/([.C$17]+[.J59])+[.C$19]" office:value-type="float" office:value="0.282012552210035" calcext:value-type="float">
            <text:p>0.282012552210035</text:p>
          </table:table-cell>
        </table:table-row>
        <table:table-row table:style-name="ro1">
          <table:table-cell table:number-columns-repeated="7"/>
          <table:table-cell table:formula="of:=[.H59]-1" office:value-type="float" office:value="4" calcext:value-type="float">
            <text:p>4</text:p>
          </table:table-cell>
          <table:table-cell table:style-name="ce8" table:formula="of:=[.H60]+273.15" office:value-type="float" office:value="277.15" calcext:value-type="float">
            <text:p>277</text:p>
          </table:table-cell>
          <table:table-cell table:style-name="ce8" table:formula="of:=[.C$13]/(EXP(([.C$10])/([.D$8]*[.I60]/([.I60]-[.D$8]))))" office:value-type="float" office:value="8311.6084283797" calcext:value-type="float">
            <text:p>8312</text:p>
          </table:table-cell>
          <table:table-cell table:formula="of:=([.C$18]-[.C$19])*[.C$17]/([.C$17]+[.J60])+[.C$19]" office:value-type="float" office:value="0.223892771170936" calcext:value-type="float">
            <text:p>0.223892771170936</text:p>
          </table:table-cell>
        </table:table-row>
        <table:table-row table:style-name="ro1">
          <table:table-cell table:number-columns-repeated="7"/>
          <table:table-cell table:formula="of:=[.H60]-1" office:value-type="float" office:value="3" calcext:value-type="float">
            <text:p>3</text:p>
          </table:table-cell>
          <table:table-cell table:style-name="ce8" table:formula="of:=[.H61]+273.15" office:value-type="float" office:value="276.15" calcext:value-type="float">
            <text:p>276</text:p>
          </table:table-cell>
          <table:table-cell table:style-name="ce8" table:formula="of:=[.C$13]/(EXP(([.C$10])/([.D$8]*[.I61]/([.I61]-[.D$8]))))" office:value-type="float" office:value="8700.5293737261" calcext:value-type="float">
            <text:p>8701</text:p>
          </table:table-cell>
          <table:table-cell table:formula="of:=([.C$18]-[.C$19])*[.C$17]/([.C$17]+[.J61])+[.C$19]" office:value-type="float" office:value="0.166591260715763" calcext:value-type="float">
            <text:p>0.166591260715763</text:p>
          </table:table-cell>
        </table:table-row>
        <table:table-row table:style-name="ro1">
          <table:table-cell table:number-columns-repeated="7"/>
          <table:table-cell table:formula="of:=[.H61]-1" office:value-type="float" office:value="2" calcext:value-type="float">
            <text:p>2</text:p>
          </table:table-cell>
          <table:table-cell table:style-name="ce8" table:formula="of:=[.H62]+273.15" office:value-type="float" office:value="275.15" calcext:value-type="float">
            <text:p>275</text:p>
          </table:table-cell>
          <table:table-cell table:style-name="ce8" table:formula="of:=[.C$13]/(EXP(([.C$10])/([.D$8]*[.I62]/([.I62]-[.D$8]))))" office:value-type="float" office:value="9110.67684131984" calcext:value-type="float">
            <text:p>9111</text:p>
          </table:table-cell>
          <table:table-cell table:formula="of:=([.C$18]-[.C$19])*[.C$17]/([.C$17]+[.J62])+[.C$19]" office:value-type="float" office:value="0.11014947847249" calcext:value-type="float">
            <text:p>0.11014947847249</text:p>
          </table:table-cell>
        </table:table-row>
        <table:table-row table:style-name="ro1">
          <table:table-cell table:number-columns-repeated="7"/>
          <table:table-cell table:formula="of:=[.H62]-1" office:value-type="float" office:value="1" calcext:value-type="float">
            <text:p>1</text:p>
          </table:table-cell>
          <table:table-cell table:style-name="ce8" table:formula="of:=[.H63]+273.15" office:value-type="float" office:value="274.15" calcext:value-type="float">
            <text:p>274</text:p>
          </table:table-cell>
          <table:table-cell table:style-name="ce8" table:formula="of:=[.C$13]/(EXP(([.C$10])/([.D$8]*[.I63]/([.I63]-[.D$8]))))" office:value-type="float" office:value="9543.36531835273" calcext:value-type="float">
            <text:p>9543</text:p>
          </table:table-cell>
          <table:table-cell table:formula="of:=([.C$18]-[.C$19])*[.C$17]/([.C$17]+[.J63])+[.C$19]" office:value-type="float" office:value="0.0546067187781507" calcext:value-type="float">
            <text:p>0.054606718778151</text:p>
          </table:table-cell>
        </table:table-row>
        <table:table-row table:style-name="ro1">
          <table:table-cell table:number-columns-repeated="7"/>
          <table:table-cell table:formula="of:=[.H63]-1" office:value-type="float" office:value="0" calcext:value-type="float">
            <text:p>0</text:p>
          </table:table-cell>
          <table:table-cell table:style-name="ce8" table:formula="of:=[.H64]+273.15" office:value-type="float" office:value="273.15" calcext:value-type="float">
            <text:p>273</text:p>
          </table:table-cell>
          <table:table-cell table:style-name="ce8" table:formula="of:=[.C$13]/(EXP(([.C$10])/([.D$8]*[.I64]/([.I64]-[.D$8]))))" office:value-type="string" office:string-value="" calcext:value-type="error">
            <text:p>#DIV/0!</text:p>
          </table:table-cell>
          <table:table-cell table:formula="of:=([.C$18]-[.C$19])*[.C$17]/([.C$17]+[.J64])+[.C$1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[.H64]-1" office:value-type="float" office:value="-1" calcext:value-type="float">
            <text:p>-1</text:p>
          </table:table-cell>
          <table:table-cell table:style-name="ce8" table:formula="of:=[.H65]+273.15" office:value-type="float" office:value="272.15" calcext:value-type="float">
            <text:p>272</text:p>
          </table:table-cell>
          <table:table-cell table:style-name="ce8" table:formula="of:=[.C$13]/(EXP(([.C$10])/([.D$8]*[.I65]/([.I65]-[.D$8]))))" office:value-type="float" office:value="10482.0836745774" calcext:value-type="float">
            <text:p>10482</text:p>
          </table:table-cell>
          <table:table-cell table:formula="of:=([.C$18]-[.C$19])*[.C$17]/([.C$17]+[.J65])+[.C$19]" office:value-type="float" office:value="-0.0536360350017489" calcext:value-type="float">
            <text:p>-0.053636035001749</text:p>
          </table:table-cell>
        </table:table-row>
        <table:table-row table:style-name="ro1">
          <table:table-cell table:number-columns-repeated="7"/>
          <table:table-cell table:formula="of:=[.H65]-1" office:value-type="float" office:value="-2" calcext:value-type="float">
            <text:p>-2</text:p>
          </table:table-cell>
          <table:table-cell table:style-name="ce8" table:formula="of:=[.H66]+273.15" office:value-type="float" office:value="271.15" calcext:value-type="float">
            <text:p>271</text:p>
          </table:table-cell>
          <table:table-cell table:style-name="ce8" table:formula="of:=[.C$13]/(EXP(([.C$10])/([.D$8]*[.I66]/([.I66]-[.D$8]))))" office:value-type="float" office:value="10991.2241779276" calcext:value-type="float">
            <text:p>10991</text:p>
          </table:table-cell>
          <table:table-cell table:formula="of:=([.C$18]-[.C$19])*[.C$17]/([.C$17]+[.J66])+[.C$19]" office:value-type="float" office:value="-0.10626920475172" calcext:value-type="float">
            <text:p>-0.10626920475172</text:p>
          </table:table-cell>
        </table:table-row>
        <table:table-row table:style-name="ro1">
          <table:table-cell table:number-columns-repeated="7"/>
          <table:table-cell table:formula="of:=[.H66]-1" office:value-type="float" office:value="-3" calcext:value-type="float">
            <text:p>-3</text:p>
          </table:table-cell>
          <table:table-cell table:style-name="ce8" table:formula="of:=[.H67]+273.15" office:value-type="float" office:value="270.15" calcext:value-type="float">
            <text:p>270</text:p>
          </table:table-cell>
          <table:table-cell table:style-name="ce8" table:formula="of:=[.C$13]/(EXP(([.C$10])/([.D$8]*[.I67]/([.I67]-[.D$8]))))" office:value-type="float" office:value="11529.1424678971" calcext:value-type="float">
            <text:p>11529</text:p>
          </table:table-cell>
          <table:table-cell table:formula="of:=([.C$18]-[.C$19])*[.C$17]/([.C$17]+[.J67])+[.C$19]" office:value-type="float" office:value="-0.157869860999281" calcext:value-type="float">
            <text:p>-0.157869860999281</text:p>
          </table:table-cell>
        </table:table-row>
        <table:table-row table:style-name="ro1">
          <table:table-cell table:number-columns-repeated="7"/>
          <table:table-cell table:formula="of:=[.H67]-1" office:value-type="float" office:value="-4" calcext:value-type="float">
            <text:p>-4</text:p>
          </table:table-cell>
          <table:table-cell table:style-name="ce8" table:formula="of:=[.H68]+273.15" office:value-type="float" office:value="269.15" calcext:value-type="float">
            <text:p>269</text:p>
          </table:table-cell>
          <table:table-cell table:style-name="ce8" table:formula="of:=[.C$13]/(EXP(([.C$10])/([.D$8]*[.I68]/([.I68]-[.D$8]))))" office:value-type="float" office:value="12097.6813746476" calcext:value-type="float">
            <text:p>12098</text:p>
          </table:table-cell>
          <table:table-cell table:formula="of:=([.C$18]-[.C$19])*[.C$17]/([.C$17]+[.J68])+[.C$19]" office:value-type="float" office:value="-0.208410946283127" calcext:value-type="float">
            <text:p>-0.208410946283127</text:p>
          </table:table-cell>
        </table:table-row>
        <table:table-row table:style-name="ro1">
          <table:table-cell table:number-columns-repeated="7"/>
          <table:table-cell table:formula="of:=[.H68]-1" office:value-type="float" office:value="-5" calcext:value-type="float">
            <text:p>-5</text:p>
          </table:table-cell>
          <table:table-cell table:style-name="ce8" table:formula="of:=[.H69]+273.15" office:value-type="float" office:value="268.15" calcext:value-type="float">
            <text:p>268</text:p>
          </table:table-cell>
          <table:table-cell table:style-name="ce8" table:formula="of:=[.C$13]/(EXP(([.C$10])/([.D$8]*[.I69]/([.I69]-[.D$8]))))" office:value-type="float" office:value="12698.8150879252" calcext:value-type="float">
            <text:p>12699</text:p>
          </table:table-cell>
          <table:table-cell table:formula="of:=([.C$18]-[.C$19])*[.C$17]/([.C$17]+[.J69])+[.C$19]" office:value-type="float" office:value="-0.25786803712348" calcext:value-type="float">
            <text:p>-0.25786803712348</text:p>
          </table:table-cell>
        </table:table-row>
        <table:table-row table:style-name="ro1">
          <table:table-cell table:number-columns-repeated="7"/>
          <table:table-cell table:formula="of:=[.H69]-1" office:value-type="float" office:value="-6" calcext:value-type="float">
            <text:p>-6</text:p>
          </table:table-cell>
          <table:table-cell table:style-name="ce8" table:formula="of:=[.H70]+273.15" office:value-type="float" office:value="267.15" calcext:value-type="float">
            <text:p>267</text:p>
          </table:table-cell>
          <table:table-cell table:style-name="ce8" table:formula="of:=[.C$13]/(EXP(([.C$10])/([.D$8]*[.I70]/([.I70]-[.D$8]))))" office:value-type="float" office:value="13334.6594483474" calcext:value-type="float">
            <text:p>13335</text:p>
          </table:table-cell>
          <table:table-cell table:formula="of:=([.C$18]-[.C$19])*[.C$17]/([.C$17]+[.J70])+[.C$19]" office:value-type="float" office:value="-0.306219372882437" calcext:value-type="float">
            <text:p>-0.306219372882437</text:p>
          </table:table-cell>
        </table:table-row>
        <table:table-row table:style-name="ro1">
          <table:table-cell table:number-columns-repeated="7"/>
          <table:table-cell table:formula="of:=[.H70]-1" office:value-type="float" office:value="-7" calcext:value-type="float">
            <text:p>-7</text:p>
          </table:table-cell>
          <table:table-cell table:style-name="ce8" table:formula="of:=[.H71]+273.15" office:value-type="float" office:value="266.15" calcext:value-type="float">
            <text:p>266</text:p>
          </table:table-cell>
          <table:table-cell table:style-name="ce8" table:formula="of:=[.C$13]/(EXP(([.C$10])/([.D$8]*[.I71]/([.I71]-[.D$8]))))" office:value-type="float" office:value="14007.4831163225" calcext:value-type="float">
            <text:p>14007</text:p>
          </table:table-cell>
          <table:table-cell table:formula="of:=([.C$18]-[.C$19])*[.C$17]/([.C$17]+[.J71])+[.C$19]" office:value-type="float" office:value="-0.35344587046596" calcext:value-type="float">
            <text:p>-0.35344587046596</text:p>
          </table:table-cell>
        </table:table-row>
        <table:table-row table:style-name="ro1">
          <table:table-cell table:number-columns-repeated="7"/>
          <table:table-cell table:formula="of:=[.H71]-1" office:value-type="float" office:value="-8" calcext:value-type="float">
            <text:p>-8</text:p>
          </table:table-cell>
          <table:table-cell table:style-name="ce8" table:formula="of:=[.H72]+273.15" office:value-type="float" office:value="265.15" calcext:value-type="float">
            <text:p>265</text:p>
          </table:table-cell>
          <table:table-cell table:style-name="ce8" table:formula="of:=[.C$13]/(EXP(([.C$10])/([.D$8]*[.I72]/([.I72]-[.D$8]))))" office:value-type="float" office:value="14719.7196994466" calcext:value-type="float">
            <text:p>14720</text:p>
          </table:table-cell>
          <table:table-cell table:formula="of:=([.C$18]-[.C$19])*[.C$17]/([.C$17]+[.J72])+[.C$19]" office:value-type="float" office:value="-0.399531125167348" calcext:value-type="float">
            <text:p>-0.399531125167348</text:p>
          </table:table-cell>
        </table:table-row>
        <table:table-row table:style-name="ro1">
          <table:table-cell table:number-columns-repeated="7"/>
          <table:table-cell table:formula="of:=[.H72]-1" office:value-type="float" office:value="-9" calcext:value-type="float">
            <text:p>-9</text:p>
          </table:table-cell>
          <table:table-cell table:style-name="ce8" table:formula="of:=[.H73]+273.15" office:value-type="float" office:value="264.15" calcext:value-type="float">
            <text:p>264</text:p>
          </table:table-cell>
          <table:table-cell table:style-name="ce8" table:formula="of:=[.C$13]/(EXP(([.C$10])/([.D$8]*[.I73]/([.I73]-[.D$8]))))" office:value-type="float" office:value="15473.9809272256" calcext:value-type="float">
            <text:p>15474</text:p>
          </table:table-cell>
          <table:table-cell table:formula="of:=([.C$18]-[.C$19])*[.C$17]/([.C$17]+[.J73])+[.C$19]" office:value-type="float" office:value="-0.44446139807028" calcext:value-type="float">
            <text:p>-0.44446139807028</text:p>
          </table:table-cell>
        </table:table-row>
        <table:table-row table:style-name="ro1">
          <table:table-cell table:number-columns-repeated="7"/>
          <table:table-cell table:formula="of:=[.H73]-1" office:value-type="float" office:value="-10" calcext:value-type="float">
            <text:p>-10</text:p>
          </table:table-cell>
          <table:table-cell table:style-name="ce8" table:formula="of:=[.H74]+273.15" office:value-type="float" office:value="263.15" calcext:value-type="float">
            <text:p>263</text:p>
          </table:table-cell>
          <table:table-cell table:style-name="ce8" table:formula="of:=[.C$13]/(EXP(([.C$10])/([.D$8]*[.I74]/([.I74]-[.D$8]))))" office:value-type="float" office:value="16273.0709708036" calcext:value-type="float">
            <text:p>16273</text:p>
          </table:table-cell>
          <table:table-cell table:formula="of:=([.C$18]-[.C$19])*[.C$17]/([.C$17]+[.J74])+[.C$19]" office:value-type="float" office:value="-0.48822559053821" calcext:value-type="float">
            <text:p>-0.48822559053821</text:p>
          </table:table-cell>
        </table:table-row>
        <table:table-row table:style-name="ro1" table:number-rows-repeated="13">
          <table:table-cell table:number-columns-repeated="8"/>
          <table:table-cell table:style-name="ce8" table:number-columns-repeated="2"/>
          <table:table-cell/>
        </table:table-row>
        <table:table-row table:style-name="ro1" table:number-rows-repeated="104848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4:12:34.025025154</meta:creation-date>
    <dc:date>2018-06-03T15:59:39.989682290</dc:date>
    <meta:editing-duration>PT33M21S</meta:editing-duration>
    <meta:editing-cycles>7</meta:editing-cycles>
    <meta:generator>LibreOffice/6.0.1.1$Linux_X86_64 LibreOffice_project/00m0$Build-1</meta:generator>
    <meta:document-statistic meta:table-count="1" meta:cell-count="3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6600" draw:fill-color="#0066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676cm" svg:height="7.276cm" xlink:href=".." xlink:type="simple" chart:class="chart:scatter" chart:style-name="ch1">
        <chart:title svg:x="5.376cm" svg:y="0.281cm" chart:style-name="ch2">
          <text:p>NTC Divider Curve</text:p>
        </chart:title>
        <chart:legend chart:legend-position="end" svg:x="11.956cm" svg:y="2.592cm" style:legend-expansion="high" chart:style-name="ch3"/>
        <chart:plot-area chart:style-name="ch4" table:cell-range-address="Sheet1.H22:Sheet1.H32 Sheet1.K4:Sheet1.K84" chart:data-source-has-labels="row" svg:x="1.304cm" svg:y="1.205cm" svg:width="10.359cm" svg:height="4.945cm">
          <chartooo:coordinate-region svg:x="2.137cm" svg:y="1.404cm" svg:width="9.338cm" svg:height="4.547cm"/>
          <chart:axis chart:dimension="x" chart:name="primary-x" chart:style-name="ch5">
            <chart:title svg:x="5.5cm" svg:y="6.295cm" chart:style-name="ch6">
              <text:p>Temperature</text:p>
            </chart:title>
          </chart:axis>
          <chart:axis chart:dimension="y" chart:name="primary-y" chart:style-name="ch7">
            <chart:title svg:x="0.451cm" svg:y="4.806cm" chart:style-name="ch8">
              <text:p>Output Voltage</text:p>
            </chart:title>
            <chart:grid chart:style-name="ch9" chart:class="major"/>
          </chart:axis>
          <chart:series chart:style-name="ch10" chart:values-cell-range-address="Sheet1.K22:Sheet1.K32" loext:label-string="human" chart:class="chart:scatter">
            <chart:domain table:cell-range-address="Sheet1.H22:Sheet1.H32"/>
            <chart:data-point chart:repeated="11"/>
          </chart:series>
          <chart:series chart:style-name="ch11" chart:values-cell-range-address="Sheet1.K39:Sheet1.K49" loext:label-string="ambient" chart:class="chart:scatter">
            <chart:domain table:cell-range-address="Sheet1.H39:Sheet1.H49"/>
            <chart:data-point chart:repeated="11"/>
          </chart:series>
          <chart:series chart:style-name="ch12" chart:values-cell-range-address="Sheet1.K14:Sheet1.K64" loext:label-string="linear" chart:class="chart:scatter">
            <chart:domain table:cell-range-address="Sheet1.H14:Sheet1.H64"/>
            <chart:data-point chart:repeated="51"/>
          </chart:series>
          <chart:series chart:style-name="ch13" chart:values-cell-range-address="Sheet1.K4:Sheet1.K84" loext:label-string="nonlinear" chart:class="chart:scatter">
            <chart:domain table:cell-range-address="Sheet1.H4:Sheet1.H84"/>
            <chart:data-point chart:repeated="8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human</text:p>
              </table:table-cell>
              <table:table-cell office:value-type="string">
                <text:p>Column H</text:p>
              </table:table-cell>
              <table:table-cell office:value-type="string">
                <text:p>ambient</text:p>
              </table:table-cell>
              <table:table-cell office:value-type="string">
                <text:p>Column H</text:p>
              </table:table-cell>
              <table:table-cell office:value-type="string">
                <text:p>linear</text:p>
              </table:table-cell>
              <table:table-cell office:value-type="string">
                <text:p>Column H</text:p>
              </table:table-cell>
              <table:table-cell office:value-type="string">
                <text:p>non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1.H22:Sheet1.H32</svg:desc>
                </draw:g>
              </table:table-cell>
              <table:table-cell office:value-type="float" office:value="2.55159985917555">
                <text:p>2.55159985917555</text:p>
                <draw:g>
                  <svg:desc>Sheet1.K22:Sheet1.K32</svg:desc>
                </draw:g>
              </table:table-cell>
              <table:table-cell office:value-type="float" office:value="25">
                <text:p>25</text:p>
                <draw:g>
                  <svg:desc>Sheet1.H39:Sheet1.H49</svg:desc>
                </draw:g>
              </table:table-cell>
              <table:table-cell office:value-type="float" office:value="1.53976244545473">
                <text:p>1.53976244545473</text:p>
                <draw:g>
                  <svg:desc>Sheet1.K39:Sheet1.K49</svg:desc>
                </draw:g>
              </table:table-cell>
              <table:table-cell office:value-type="float" office:value="50">
                <text:p>50</text:p>
                <draw:g>
                  <svg:desc>Sheet1.H14:Sheet1.H64</svg:desc>
                </draw:g>
              </table:table-cell>
              <table:table-cell office:value-type="float" office:value="2.95498161731717">
                <text:p>2.95498161731717</text:p>
                <draw:g>
                  <svg:desc>Sheet1.K14:Sheet1.K64</svg:desc>
                </draw:g>
              </table:table-cell>
              <table:table-cell office:value-type="float" office:value="60">
                <text:p>60</text:p>
                <draw:g>
                  <svg:desc>Sheet1.H4:Sheet1.H84</svg:desc>
                </draw:g>
              </table:table-cell>
              <table:table-cell office:value-type="float" office:value="3.38121885633443">
                <text:p>3.38121885633443</text:p>
                <draw:g>
                  <svg:desc>Sheet1.K4:Sheet1.K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2.49741706855453">
                <text:p>2.49741706855453</text:p>
              </table:table-cell>
              <table:table-cell office:value-type="float" office:value="24">
                <text:p>24</text:p>
              </table:table-cell>
              <table:table-cell office:value-type="float" office:value="1.47592452699745">
                <text:p>1.47592452699745</text:p>
              </table:table-cell>
              <table:table-cell office:value-type="float" office:value="49">
                <text:p>49</text:p>
              </table:table-cell>
              <table:table-cell office:value-type="float" office:value="2.90756728509671">
                <text:p>2.90756728509671</text:p>
              </table:table-cell>
              <table:table-cell office:value-type="float" office:value="59">
                <text:p>59</text:p>
              </table:table-cell>
              <table:table-cell office:value-type="float" office:value="3.34246440655223">
                <text:p>3.34246440655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.44244178332499">
                <text:p>2.44244178332499</text:p>
              </table:table-cell>
              <table:table-cell office:value-type="float" office:value="23">
                <text:p>23</text:p>
              </table:table-cell>
              <table:table-cell office:value-type="float" office:value="1.41187005239497">
                <text:p>1.41187005239497</text:p>
              </table:table-cell>
              <table:table-cell office:value-type="float" office:value="48">
                <text:p>48</text:p>
              </table:table-cell>
              <table:table-cell office:value-type="float" office:value="2.85928122013519">
                <text:p>2.85928122013519</text:p>
              </table:table-cell>
              <table:table-cell office:value-type="float" office:value="58">
                <text:p>58</text:p>
              </table:table-cell>
              <table:table-cell office:value-type="float" office:value="3.30286515144625">
                <text:p>3.30286515144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2.38669203625599">
                <text:p>2.38669203625599</text:p>
              </table:table-cell>
              <table:table-cell office:value-type="float" office:value="22">
                <text:p>22</text:p>
              </table:table-cell>
              <table:table-cell office:value-type="float" office:value="1.34764880571338">
                <text:p>1.34764880571338</text:p>
              </table:table-cell>
              <table:table-cell office:value-type="float" office:value="47">
                <text:p>47</text:p>
              </table:table-cell>
              <table:table-cell office:value-type="float" office:value="2.8101275502583">
                <text:p>2.8101275502583</text:p>
              </table:table-cell>
              <table:table-cell office:value-type="float" office:value="57">
                <text:p>57</text:p>
              </table:table-cell>
              <table:table-cell office:value-type="float" office:value="3.26241387018954">
                <text:p>3.26241387018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2.33018782812238">
                <text:p>2.33018782812238</text:p>
              </table:table-cell>
              <table:table-cell office:value-type="float" office:value="21">
                <text:p>21</text:p>
              </table:table-cell>
              <table:table-cell office:value-type="float" office:value="1.28331178733102">
                <text:p>1.28331178733102</text:p>
              </table:table-cell>
              <table:table-cell office:value-type="float" office:value="46">
                <text:p>46</text:p>
              </table:table-cell>
              <table:table-cell office:value-type="float" office:value="2.76011192524331">
                <text:p>2.76011192524331</text:p>
              </table:table-cell>
              <table:table-cell office:value-type="float" office:value="56">
                <text:p>56</text:p>
              </table:table-cell>
              <table:table-cell office:value-type="float" office:value="3.22110416589375">
                <text:p>3.2211041658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2.2729511606982">
                <text:p>2.2729511606982</text:p>
              </table:table-cell>
              <table:table-cell office:value-type="float" office:value="20">
                <text:p>20</text:p>
              </table:table-cell>
              <table:table-cell office:value-type="float" office:value="1.21891107217021">
                <text:p>1.21891107217021</text:p>
              </table:table-cell>
              <table:table-cell office:value-type="float" office:value="45">
                <text:p>45</text:p>
              </table:table-cell>
              <table:table-cell office:value-type="float" office:value="2.70924158446276">
                <text:p>2.70924158446276</text:p>
              </table:table-cell>
              <table:table-cell office:value-type="float" office:value="55">
                <text:p>55</text:p>
              </table:table-cell>
              <table:table-cell office:value-type="float" office:value="3.17893053175808">
                <text:p>3.17893053175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2.21500606253729">
                <text:p>2.21500606253729</text:p>
              </table:table-cell>
              <table:table-cell office:value-type="float" office:value="19">
                <text:p>19</text:p>
              </table:table-cell>
              <table:table-cell office:value-type="float" office:value="1.15449965845419">
                <text:p>1.15449965845419</text:p>
              </table:table-cell>
              <table:table-cell office:value-type="float" office:value="44">
                <text:p>44</text:p>
              </table:table-cell>
              <table:table-cell office:value-type="float" office:value="2.65752542231354">
                <text:p>2.65752542231354</text:p>
              </table:table-cell>
              <table:table-cell office:value-type="float" office:value="54">
                <text:p>54</text:p>
              </table:table-cell>
              <table:table-cell office:value-type="float" office:value="3.13588841878743">
                <text:p>3.13588841878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.15637860690093">
                <text:p>2.15637860690093</text:p>
              </table:table-cell>
              <table:table-cell office:value-type="float" office:value="18">
                <text:p>18</text:p>
              </table:table-cell>
              <table:table-cell office:value-type="float" office:value="1.09013130776218">
                <text:p>1.09013130776218</text:p>
              </table:table-cell>
              <table:table-cell office:value-type="float" office:value="43">
                <text:p>43</text:p>
              </table:table-cell>
              <table:table-cell office:value-type="float" office:value="2.60497405087032">
                <text:p>2.60497405087032</text:p>
              </table:table-cell>
              <table:table-cell office:value-type="float" office:value="53">
                <text:p>53</text:p>
              </table:table-cell>
              <table:table-cell office:value-type="float" office:value="3.09197430485369">
                <text:p>3.09197430485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2.0970969212128">
                <text:p>2.0970969212128</text:p>
              </table:table-cell>
              <table:table-cell office:value-type="float" office:value="17">
                <text:p>17</text:p>
              </table:table-cell>
              <table:table-cell office:value-type="float" office:value="1.02586037726701">
                <text:p>1.02586037726701</text:p>
              </table:table-cell>
              <table:table-cell office:value-type="float" office:value="42">
                <text:p>42</text:p>
              </table:table-cell>
              <table:table-cell office:value-type="float" office:value="2.55159985917555">
                <text:p>2.55159985917555</text:p>
              </table:table-cell>
              <table:table-cell office:value-type="float" office:value="52">
                <text:p>52</text:p>
              </table:table-cell>
              <table:table-cell office:value-type="float" office:value="3.04718576484269">
                <text:p>3.04718576484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2.03719118745039">
                <text:p>2.03719118745039</text:p>
              </table:table-cell>
              <table:table-cell office:value-type="float" office:value="16">
                <text:p>16</text:p>
              </table:table-cell>
              <table:table-cell office:value-type="float" office:value="0.961741645143905">
                <text:p>0.961741645143905</text:p>
              </table:table-cell>
              <table:table-cell office:value-type="float" office:value="41">
                <text:p>41</text:p>
              </table:table-cell>
              <table:table-cell office:value-type="float" office:value="2.49741706855453">
                <text:p>2.49741706855453</text:p>
              </table:table-cell>
              <table:table-cell office:value-type="float" office:value="51">
                <text:p>51</text:p>
              </table:table-cell>
              <table:table-cell office:value-type="float" office:value="3.0015215415953">
                <text:p>3.0015215415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.97669363291953">
                <text:p>1.97669363291953</text:p>
              </table:table-cell>
              <table:table-cell office:value-type="float" office:value="15">
                <text:p>15</text:p>
              </table:table-cell>
              <table:table-cell office:value-type="float" office:value="0.897830130235448">
                <text:p>0.897830130235448</text:p>
              </table:table-cell>
              <table:table-cell office:value-type="float" office:value="40">
                <text:p>40</text:p>
              </table:table-cell>
              <table:table-cell office:value-type="float" office:value="2.44244178332499">
                <text:p>2.44244178332499</text:p>
              </table:table-cell>
              <table:table-cell office:value-type="float" office:value="50">
                <text:p>50</text:p>
              </table:table-cell>
              <table:table-cell office:value-type="float" office:value="2.95498161731717">
                <text:p>2.95498161731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2.38669203625599">
                <text:p>2.38669203625599</text:p>
              </table:table-cell>
              <table:table-cell office:value-type="float" office:value="49">
                <text:p>49</text:p>
              </table:table-cell>
              <table:table-cell office:value-type="float" office:value="2.90756728509671">
                <text:p>2.90756728509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2.33018782812238">
                <text:p>2.33018782812238</text:p>
              </table:table-cell>
              <table:table-cell office:value-type="float" office:value="48">
                <text:p>48</text:p>
              </table:table-cell>
              <table:table-cell office:value-type="float" office:value="2.85928122013519">
                <text:p>2.85928122013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2.2729511606982">
                <text:p>2.2729511606982</text:p>
              </table:table-cell>
              <table:table-cell office:value-type="float" office:value="47">
                <text:p>47</text:p>
              </table:table-cell>
              <table:table-cell office:value-type="float" office:value="2.8101275502583">
                <text:p>2.8101275502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2.21500606253729">
                <text:p>2.21500606253729</text:p>
              </table:table-cell>
              <table:table-cell office:value-type="float" office:value="46">
                <text:p>46</text:p>
              </table:table-cell>
              <table:table-cell office:value-type="float" office:value="2.76011192524331">
                <text:p>2.76011192524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.15637860690093">
                <text:p>2.15637860690093</text:p>
              </table:table-cell>
              <table:table-cell office:value-type="float" office:value="45">
                <text:p>45</text:p>
              </table:table-cell>
              <table:table-cell office:value-type="float" office:value="2.70924158446276">
                <text:p>2.70924158446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2.0970969212128">
                <text:p>2.0970969212128</text:p>
              </table:table-cell>
              <table:table-cell office:value-type="float" office:value="44">
                <text:p>44</text:p>
              </table:table-cell>
              <table:table-cell office:value-type="float" office:value="2.65752542231354">
                <text:p>2.65752542231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2.03719118745039">
                <text:p>2.03719118745039</text:p>
              </table:table-cell>
              <table:table-cell office:value-type="float" office:value="43">
                <text:p>43</text:p>
              </table:table-cell>
              <table:table-cell office:value-type="float" office:value="2.60497405087032">
                <text:p>2.60497405087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.97669363291953">
                <text:p>1.97669363291953</text:p>
              </table:table-cell>
              <table:table-cell office:value-type="float" office:value="42">
                <text:p>42</text:p>
              </table:table-cell>
              <table:table-cell office:value-type="float" office:value="2.55159985917555">
                <text:p>2.55159985917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.91563851090624">
                <text:p>1.91563851090624</text:p>
              </table:table-cell>
              <table:table-cell office:value-type="float" office:value="41">
                <text:p>41</text:p>
              </table:table-cell>
              <table:table-cell office:value-type="float" office:value="2.49741706855453">
                <text:p>2.49741706855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.85406207075638">
                <text:p>1.85406207075638</text:p>
              </table:table-cell>
              <table:table-cell office:value-type="float" office:value="40">
                <text:p>40</text:p>
              </table:table-cell>
              <table:table-cell office:value-type="float" office:value="2.44244178332499">
                <text:p>2.4424417833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.79200251699955">
                <text:p>1.79200251699955</text:p>
              </table:table-cell>
              <table:table-cell office:value-type="float" office:value="39">
                <text:p>39</text:p>
              </table:table-cell>
              <table:table-cell office:value-type="float" office:value="2.38669203625599">
                <text:p>2.38669203625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1.7294999572091">
                <text:p>1.7294999572091</text:p>
              </table:table-cell>
              <table:table-cell office:value-type="float" office:value="38">
                <text:p>38</text:p>
              </table:table-cell>
              <table:table-cell office:value-type="float" office:value="2.33018782812238">
                <text:p>2.33018782812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.66659633837372">
                <text:p>1.66659633837372</text:p>
              </table:table-cell>
              <table:table-cell office:value-type="float" office:value="37">
                <text:p>37</text:p>
              </table:table-cell>
              <table:table-cell office:value-type="float" office:value="2.2729511606982">
                <text:p>2.2729511606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.60333537164874">
                <text:p>1.60333537164874</text:p>
              </table:table-cell>
              <table:table-cell office:value-type="float" office:value="36">
                <text:p>36</text:p>
              </table:table-cell>
              <table:table-cell office:value-type="float" office:value="2.21500606253729">
                <text:p>2.21500606253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.53976244545473">
                <text:p>1.53976244545473</text:p>
              </table:table-cell>
              <table:table-cell office:value-type="float" office:value="35">
                <text:p>35</text:p>
              </table:table-cell>
              <table:table-cell office:value-type="float" office:value="2.15637860690093">
                <text:p>2.15637860690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.47592452699745">
                <text:p>1.47592452699745</text:p>
              </table:table-cell>
              <table:table-cell office:value-type="float" office:value="34">
                <text:p>34</text:p>
              </table:table-cell>
              <table:table-cell office:value-type="float" office:value="2.0970969212128">
                <text:p>2.0970969212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1.41187005239497">
                <text:p>1.41187005239497</text:p>
              </table:table-cell>
              <table:table-cell office:value-type="float" office:value="33">
                <text:p>33</text:p>
              </table:table-cell>
              <table:table-cell office:value-type="float" office:value="2.03719118745039">
                <text:p>2.03719118745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.34764880571338">
                <text:p>1.34764880571338</text:p>
              </table:table-cell>
              <table:table-cell office:value-type="float" office:value="32">
                <text:p>32</text:p>
              </table:table-cell>
              <table:table-cell office:value-type="float" office:value="1.97669363291953">
                <text:p>1.97669363291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.28331178733102">
                <text:p>1.28331178733102</text:p>
              </table:table-cell>
              <table:table-cell office:value-type="float" office:value="31">
                <text:p>31</text:p>
              </table:table-cell>
              <table:table-cell office:value-type="float" office:value="1.91563851090624">
                <text:p>1.91563851090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.21891107217021">
                <text:p>1.21891107217021</text:p>
              </table:table-cell>
              <table:table-cell office:value-type="float" office:value="30">
                <text:p>30</text:p>
              </table:table-cell>
              <table:table-cell office:value-type="float" office:value="1.85406207075638">
                <text:p>1.85406207075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.15449965845419">
                <text:p>1.15449965845419</text:p>
              </table:table-cell>
              <table:table-cell office:value-type="float" office:value="29">
                <text:p>29</text:p>
              </table:table-cell>
              <table:table-cell office:value-type="float" office:value="1.79200251699955">
                <text:p>1.79200251699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.09013130776218">
                <text:p>1.09013130776218</text:p>
              </table:table-cell>
              <table:table-cell office:value-type="float" office:value="28">
                <text:p>28</text:p>
              </table:table-cell>
              <table:table-cell office:value-type="float" office:value="1.7294999572091">
                <text:p>1.7294999572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.02586037726701">
                <text:p>1.02586037726701</text:p>
              </table:table-cell>
              <table:table-cell office:value-type="float" office:value="27">
                <text:p>27</text:p>
              </table:table-cell>
              <table:table-cell office:value-type="float" office:value="1.66659633837372">
                <text:p>1.66659633837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.961741645143905">
                <text:p>0.961741645143905</text:p>
              </table:table-cell>
              <table:table-cell office:value-type="float" office:value="26">
                <text:p>26</text:p>
              </table:table-cell>
              <table:table-cell office:value-type="float" office:value="1.60333537164874">
                <text:p>1.60333537164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897830130235448">
                <text:p>0.897830130235448</text:p>
              </table:table-cell>
              <table:table-cell office:value-type="float" office:value="25">
                <text:p>25</text:p>
              </table:table-cell>
              <table:table-cell office:value-type="float" office:value="1.53976244545473">
                <text:p>1.53976244545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.834180907143276">
                <text:p>0.834180907143276</text:p>
              </table:table-cell>
              <table:table-cell office:value-type="float" office:value="24">
                <text:p>24</text:p>
              </table:table-cell>
              <table:table-cell office:value-type="float" office:value="1.47592452699745">
                <text:p>1.47592452699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77084891799123">
                <text:p>0.77084891799123</text:p>
              </table:table-cell>
              <table:table-cell office:value-type="float" office:value="23">
                <text:p>23</text:p>
              </table:table-cell>
              <table:table-cell office:value-type="float" office:value="1.41187005239497">
                <text:p>1.41187005239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707888782165043">
                <text:p>0.707888782165043</text:p>
              </table:table-cell>
              <table:table-cell office:value-type="float" office:value="22">
                <text:p>22</text:p>
              </table:table-cell>
              <table:table-cell office:value-type="float" office:value="1.34764880571338">
                <text:p>1.34764880571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645354605379322">
                <text:p>0.645354605379322</text:p>
              </table:table-cell>
              <table:table-cell office:value-type="float" office:value="21">
                <text:p>21</text:p>
              </table:table-cell>
              <table:table-cell office:value-type="float" office:value="1.28331178733102">
                <text:p>1.28331178733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583299789452437">
                <text:p>0.583299789452437</text:p>
              </table:table-cell>
              <table:table-cell office:value-type="float" office:value="20">
                <text:p>20</text:p>
              </table:table-cell>
              <table:table-cell office:value-type="float" office:value="1.21891107217021">
                <text:p>1.21891107217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521776844183028">
                <text:p>0.521776844183028</text:p>
              </table:table-cell>
              <table:table-cell office:value-type="float" office:value="19">
                <text:p>19</text:p>
              </table:table-cell>
              <table:table-cell office:value-type="float" office:value="1.15449965845419">
                <text:p>1.1544996584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460837202717825">
                <text:p>0.460837202717825</text:p>
              </table:table-cell>
              <table:table-cell office:value-type="float" office:value="18">
                <text:p>18</text:p>
              </table:table-cell>
              <table:table-cell office:value-type="float" office:value="1.09013130776218">
                <text:p>1.09013130776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400531041779043">
                <text:p>0.400531041779043</text:p>
              </table:table-cell>
              <table:table-cell office:value-type="float" office:value="17">
                <text:p>17</text:p>
              </table:table-cell>
              <table:table-cell office:value-type="float" office:value="1.02586037726701">
                <text:p>1.02586037726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34090710808098">
                <text:p>0.34090710808098</text:p>
              </table:table-cell>
              <table:table-cell office:value-type="float" office:value="16">
                <text:p>16</text:p>
              </table:table-cell>
              <table:table-cell office:value-type="float" office:value="0.961741645143905">
                <text:p>0.961741645143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282012552210035">
                <text:p>0.282012552210035</text:p>
              </table:table-cell>
              <table:table-cell office:value-type="float" office:value="15">
                <text:p>15</text:p>
              </table:table-cell>
              <table:table-cell office:value-type="float" office:value="0.897830130235448">
                <text:p>0.897830130235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223892771170936">
                <text:p>0.223892771170936</text:p>
              </table:table-cell>
              <table:table-cell office:value-type="float" office:value="14">
                <text:p>14</text:p>
              </table:table-cell>
              <table:table-cell office:value-type="float" office:value="0.834180907143276">
                <text:p>0.834180907143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166591260715763">
                <text:p>0.166591260715763</text:p>
              </table:table-cell>
              <table:table-cell office:value-type="float" office:value="13">
                <text:p>13</text:p>
              </table:table-cell>
              <table:table-cell office:value-type="float" office:value="0.77084891799123">
                <text:p>0.77084891799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1014947847249">
                <text:p>0.11014947847249</text:p>
              </table:table-cell>
              <table:table-cell office:value-type="float" office:value="12">
                <text:p>12</text:p>
              </table:table-cell>
              <table:table-cell office:value-type="float" office:value="0.707888782165043">
                <text:p>0.707888782165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46067187781507">
                <text:p>0.0546067187781507</text:p>
              </table:table-cell>
              <table:table-cell office:value-type="float" office:value="11">
                <text:p>11</text:p>
              </table:table-cell>
              <table:table-cell office:value-type="float" office:value="0.645354605379322">
                <text:p>0.645354605379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583299789452437">
                <text:p>0.583299789452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521776844183028">
                <text:p>0.521776844183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460837202717825">
                <text:p>0.460837202717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400531041779043">
                <text:p>0.400531041779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34090710808098">
                <text:p>0.34090710808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282012552210035">
                <text:p>0.282012552210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223892771170936">
                <text:p>0.223892771170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166591260715763">
                <text:p>0.166591260715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1014947847249">
                <text:p>0.11014947847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46067187781507">
                <text:p>0.0546067187781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536360350017489">
                <text:p>-0.0536360350017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-0.10626920475172">
                <text:p>-0.10626920475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-0.157869860999281">
                <text:p>-0.157869860999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-0.208410946283127">
                <text:p>-0.208410946283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-0.25786803712348">
                <text:p>-0.25786803712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-0.306219372882437">
                <text:p>-0.306219372882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-0.35344587046596">
                <text:p>-0.35344587046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-0.399531125167348">
                <text:p>-0.399531125167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-0.44446139807028">
                <text:p>-0.44446139807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">
                <text:p>-10</text:p>
              </table:table-cell>
              <table:table-cell office:value-type="float" office:value="-0.48822559053821">
                <text:p>-0.48822559053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